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P2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6.399cm" style:type="center"/>
          <style:tab-stop style:position="12.8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2pt" fo:font-style="normal" style:text-underline-style="none" fo:font-weight="normal" style:font-name-asian="Arial1" style:font-size-asian="2pt" style:font-style-asian="normal" style:font-weight-asian="normal" style:font-name-complex="Arial1" style:font-size-complex="2pt"/>
    </style:style>
    <style:style style:name="P3" style:family="paragraph" style:parent-style-name="Standard">
      <loext:graphic-properties draw:fill="solid" draw:fill-color="#eeeeee"/>
      <style:paragraph-properties fo:margin-left="0.499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#eeeeee" fo:padding="0cm" fo:border="none" fo:keep-with-next="auto">
        <style:tab-stops>
          <style:tab-stop style:position="0.582cm"/>
        </style:tab-stops>
      </style:paragraph-properties>
    </style:style>
    <style:style style:name="P4" style:family="paragraph" style:parent-style-name="Standard">
      <style:paragraph-properties fo:margin-left="1cm" fo:margin-right="0.499cm" fo:margin-top="0.4cm" fo:margin-bottom="0.3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0.582cm"/>
        </style:tab-stops>
      </style:paragraph-properties>
    </style:style>
    <style:style style:name="P5" style:family="paragraph" style:parent-style-name="Standard">
      <style:paragraph-properties fo:margin-left="2.27cm" fo:margin-right="0.499cm" fo:margin-top="0.3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0.079cm"/>
          <style:tab-stop style:position="0.582cm"/>
        </style:tab-stops>
      </style:paragraph-properties>
    </style:style>
    <style:style style:name="P6" style:family="paragraph" style:parent-style-name="Standard">
      <style:paragraph-properties fo:margin-top="0.3cm" fo:margin-bottom="0cm" style:contextual-spacing="false" fo:line-height="100%" fo:text-align="justify" style:justify-single-word="false">
        <style:tab-stops>
          <style:tab-stop style:position="0.079cm"/>
          <style:tab-stop style:position="0.582cm"/>
        </style:tab-stops>
      </style:paragraph-properties>
    </style:style>
    <style:style style:name="P7" style:family="paragraph" style:parent-style-name="Standard">
      <style:paragraph-properties fo:margin-left="1.27cm" fo:margin-right="0cm" fo:margin-top="0.3cm" fo:margin-bottom="0cm" style:contextual-spacing="false" fo:line-height="100%" fo:text-align="justify" style:justify-single-word="false" fo:text-indent="0cm" style:auto-text-indent="false">
        <style:tab-stops>
          <style:tab-stop style:position="0.079cm"/>
          <style:tab-stop style:position="0.582cm"/>
        </style:tab-stops>
      </style:paragraph-properties>
    </style:style>
    <style:style style:name="P8" style:family="paragraph" style:parent-style-name="Standard">
      <style:paragraph-properties fo:margin-left="1.27cm" fo:margin-right="0cm" fo:margin-top="0.3cm" fo:margin-bottom="0cm" style:contextual-spacing="false" fo:line-height="100%" fo:text-align="justify" style:justify-single-word="false" fo:text-indent="0cm" style:auto-text-indent="false">
        <style:tab-stops>
          <style:tab-stop style:position="0.45cm"/>
          <style:tab-stop style:position="0.582cm"/>
        </style:tab-stops>
      </style:paragraph-properties>
    </style:style>
    <style:style style:name="P9" style:family="paragraph" style:parent-style-name="Standard">
      <style:paragraph-properties fo:margin-left="0cm" fo:margin-right="0cm" fo:margin-top="0.3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</style:style>
    <style:style style:name="P10" style:family="paragraph" style:parent-style-name="Standard">
      <style:paragraph-properties fo:line-height="100%">
        <style:tab-stops>
          <style:tab-stop style:position="0.582cm"/>
        </style:tab-stops>
      </style:paragraph-properties>
    </style:style>
    <style:style style:name="P11" style:family="paragraph" style:parent-style-name="Standard">
      <style:paragraph-properties fo:margin-top="0cm" fo:margin-bottom="0cm" style:contextual-spacing="false" fo:line-height="100%">
        <style:tab-stops>
          <style:tab-stop style:position="0.582cm"/>
        </style:tab-stops>
      </style:paragraph-properties>
    </style:style>
    <style:style style:name="P12" style:family="paragraph" style:parent-style-name="Standard">
      <style:paragraph-properties fo:margin-left="3.605cm" fo:margin-right="0cm" fo:margin-top="0.199cm" fo:margin-bottom="0cm" style:contextual-spacing="false" fo:line-height="100%" fo:text-align="start" style:justify-single-word="false" fo:text-indent="0cm" style:auto-text-indent="false">
        <style:tab-stops>
          <style:tab-stop style:position="0.582cm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0.582cm"/>
        </style:tab-stops>
      </style:paragraph-properties>
    </style:style>
    <style:style style:name="P14" style:family="paragraph" style:parent-style-name="Standard">
      <style:paragraph-properties fo:margin-left="0.741cm" fo:margin-right="0cm" fo:text-indent="0cm" style:auto-text-indent="false">
        <style:tab-stops>
          <style:tab-stop style:position="0.582cm"/>
        </style:tab-stops>
      </style:paragraph-properties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.582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0.582cm"/>
        </style:tab-stops>
      </style:paragraph-properties>
      <style:text-properties fo:font-size="11pt" fo:font-weight="normal" style:font-size-asian="11pt" style:font-weight-asian="normal" style:font-size-complex="11pt"/>
    </style:style>
    <style:style style:name="P17" style:family="paragraph" style:parent-style-name="Standard">
      <style:paragraph-properties>
        <style:tab-stops>
          <style:tab-stop style:position="0.582cm"/>
        </style:tab-stops>
      </style:paragraph-properties>
      <style:text-properties fo:font-weight="bold" style:font-weight-asian="bold"/>
    </style:style>
    <style:style style:name="P18" style:family="paragraph" style:parent-style-name="Standard">
      <style:paragraph-properties>
        <style:tab-stops>
          <style:tab-stop style:position="0.582cm"/>
        </style:tab-stops>
      </style:paragraph-properties>
      <style:text-properties fo:font-weight="bold" fo:background-color="#c0c0c0" style:font-weight-asian="bold"/>
    </style:style>
    <style:style style:name="P19" style:family="paragraph" style:parent-style-name="Heading_20_2" style:list-style-name="WWNum5">
      <style:paragraph-properties fo:margin-left="1.016cm" fo:margin-right="0cm" fo:text-indent="-1.016cm" style:auto-text-indent="false">
        <style:tab-stops>
          <style:tab-stop style:position="0.582cm"/>
        </style:tab-stops>
      </style:paragraph-properties>
    </style:style>
    <style:style style:name="P20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21" style:family="paragraph" style:parent-style-name="Standard">
      <style:paragraph-properties fo:margin-left="1cm" fo:margin-right="0.499cm" fo:margin-top="0.4cm" fo:margin-bottom="0.3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P22" style:family="paragraph" style:parent-style-name="Standard">
      <style:paragraph-properties fo:margin-left="0.741cm" fo:margin-right="0cm" fo:margin-top="0.4cm" fo:margin-bottom="0.3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P23" style:family="paragraph" style:parent-style-name="Standard">
      <style:paragraph-properties>
        <style:tab-stops>
          <style:tab-stop style:position="0.582cm"/>
        </style:tab-stops>
      </style:paragraph-properties>
      <style:text-properties fo:font-variant="normal" fo:text-transform="none" fo:color="#1d2129" loext:opacity="100%" fo:font-style="normal" fo:font-weight="normal" style:font-style-asian="normal" style:font-weight-asian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0.582cm"/>
        </style:tab-stops>
      </style:paragraph-properties>
      <style:text-properties fo:font-variant="normal" fo:text-transform="none" fo:color="#1d2129" loext:opacity="100%" style:font-name="Arial" fo:font-size="10pt" fo:font-style="normal" fo:font-weight="bold" style:font-name-asian="Arial1" style:font-size-asian="10pt" style:font-style-asian="normal" style:font-weight-asian="bold" style:font-name-complex="Arial1" style:font-size-complex="10pt"/>
    </style:style>
    <style:style style:name="P25" style:family="paragraph" style:parent-style-name="Standard" style:list-style-name="WWNum2">
      <style:paragraph-properties fo:margin-left="1.39cm" fo:margin-right="0cm" fo:margin-top="0cm" fo:margin-bottom="0cm" style:contextual-spacing="false" fo:line-height="100%" fo:text-indent="-0.635cm" style:auto-text-indent="false">
        <style:tab-stops>
          <style:tab-stop style:position="0.582cm"/>
        </style:tab-stops>
      </style:paragraph-properties>
    </style:style>
    <style:style style:name="P26" style:family="paragraph" style:parent-style-name="Standard" style:list-style-name="WWNum3">
      <style:paragraph-properties fo:margin-left="1.367cm" fo:margin-right="0cm" fo:margin-top="0cm" fo:margin-bottom="0cm" style:contextual-spacing="false" fo:line-height="100%" fo:text-indent="-0.635cm" style:auto-text-indent="false">
        <style:tab-stops>
          <style:tab-stop style:position="0.582cm"/>
        </style:tab-stops>
      </style:paragraph-properties>
    </style:style>
    <style:style style:name="P27" style:family="paragraph" style:parent-style-name="Standard">
      <style:paragraph-properties fo:margin-left="1cm" fo:margin-right="0.499cm" fo:margin-top="0.4cm" fo:margin-bottom="0.3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0.582cm"/>
        </style:tab-stops>
      </style:paragraph-properties>
    </style:style>
    <style:style style:name="P28" style:family="paragraph" style:parent-style-name="Standard">
      <loext:graphic-properties draw:fill="solid" draw:fill-color="#eeeeee"/>
      <style:paragraph-properties fo:margin-left="0.499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#eeeeee" fo:padding="0cm" fo:border="none" fo:keep-with-next="auto">
        <style:tab-stops>
          <style:tab-stop style:position="0.582cm"/>
        </style:tab-stops>
      </style:paragraph-properties>
    </style:style>
    <style:style style:name="P29" style:family="paragraph" style:parent-style-name="Standard">
      <loext:graphic-properties draw:fill="solid" draw:fill-color="#eeeeee"/>
      <style:paragraph-properties fo:margin-left="0.499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background-color="#eeeeee" fo:padding="0cm" fo:border="none" fo:keep-with-next="auto">
        <style:tab-stops>
          <style:tab-stop style:position="0.582cm"/>
        </style:tab-stops>
      </style:paragraph-properties>
      <style:text-properties officeooo:paragraph-rsid="0028ae5d"/>
    </style:style>
    <style:style style:name="P30" style:family="paragraph" style:parent-style-name="Standard" style:master-page-name="Standard">
      <style:paragraph-properties fo:margin-top="0.3cm" fo:margin-bottom="0cm" style:contextual-spacing="false" fo:line-height="100%" style:page-number="1">
        <style:tab-stops>
          <style:tab-stop style:position="0.582cm"/>
        </style:tab-stops>
      </style:paragraph-properties>
      <style:text-properties fo:font-size="11pt" fo:font-style="italic" style:font-size-asian="11pt" style:font-style-asian="italic" style:font-size-complex="11pt"/>
    </style:style>
    <style:style style:name="P31" style:family="paragraph" style:parent-style-name="Standard">
      <style:paragraph-properties>
        <style:tab-stops>
          <style:tab-stop style:position="0.582cm"/>
        </style:tab-stops>
      </style:paragraph-properties>
      <style:text-properties fo:font-size="11pt" fo:font-style="italic" style:font-size-asian="11pt" style:font-style-asian="italic" style:font-size-complex="11pt"/>
    </style:style>
    <style:style style:name="P32" style:family="paragraph" style:parent-style-name="Standard" style:list-style-name="WWNum6">
      <style:paragraph-properties fo:margin-left="1.27cm" fo:margin-right="0cm" fo:text-indent="-0.635cm" style:auto-text-indent="false">
        <style:tab-stops>
          <style:tab-stop style:position="0.582cm"/>
        </style:tab-stops>
      </style:paragraph-properties>
    </style:style>
    <style:style style:name="P33" style:family="paragraph" style:parent-style-name="Standard" style:list-style-name="WWNum2">
      <style:paragraph-properties fo:margin-left="1.39cm" fo:margin-right="0cm" fo:text-indent="-0.635cm" style:auto-text-indent="false">
        <style:tab-stops>
          <style:tab-stop style:position="0.582cm"/>
        </style:tab-stops>
      </style:paragraph-properties>
    </style:style>
    <style:style style:name="P34" style:family="paragraph" style:parent-style-name="Standard">
      <style:paragraph-properties>
        <style:tab-stops>
          <style:tab-stop style:position="0.582cm"/>
        </style:tab-stops>
      </style:paragraph-properties>
    </style:style>
    <style:style style:name="P35" style:family="paragraph" style:parent-style-name="Standard">
      <style:paragraph-properties>
        <style:tab-stops>
          <style:tab-stop style:position="0.582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36" style:family="paragraph" style:parent-style-name="Standard">
      <style:paragraph-properties>
        <style:tab-stops>
          <style:tab-stop style:position="0.582cm"/>
        </style:tab-stops>
      </style:paragraph-properties>
      <style:text-properties fo:font-size="12pt" fo:font-weight="normal" officeooo:rsid="002464e5" officeooo:paragraph-rsid="002464e5" style:font-size-asian="12pt" style:font-weight-asian="normal" style:font-size-complex="12pt" style:font-weight-complex="normal"/>
    </style:style>
    <style:style style:name="P37" style:family="paragraph" style:parent-style-name="Standard">
      <style:paragraph-properties>
        <style:tab-stops>
          <style:tab-stop style:position="0.582cm"/>
        </style:tab-stops>
      </style:paragraph-properties>
      <style:text-properties fo:font-weight="bold" style:font-weight-asian="bold"/>
    </style:style>
    <style:style style:name="P38" style:family="paragraph" style:parent-style-name="Standard">
      <style:paragraph-properties fo:margin-left="1cm" fo:margin-right="0.499cm" fo:margin-top="0.4cm" fo:margin-bottom="0.3cm" style:contextual-spacing="false" fo:line-height="100%" fo:text-indent="0cm" style:auto-text-indent="false">
        <style:tab-stops>
          <style:tab-stop style:position="0.582cm"/>
        </style:tab-stops>
      </style:paragraph-properties>
      <style:text-properties fo:font-style="italic" style:font-style-asian="italic"/>
    </style:style>
    <style:style style:name="P39" style:family="paragraph" style:parent-style-name="Standard">
      <style:paragraph-properties>
        <style:tab-stops>
          <style:tab-stop style:position="0.582cm"/>
        </style:tab-stops>
      </style:paragraph-properties>
      <style:text-properties fo:font-weight="normal" style:font-weight-asian="normal"/>
    </style:style>
    <style:style style:name="P40" style:family="paragraph" style:parent-style-name="Standard" style:list-style-name="WWNum1">
      <style:paragraph-properties fo:margin-left="1.39cm" fo:margin-right="0cm" fo:text-indent="-0.635cm" style:auto-text-indent="false">
        <style:tab-stops>
          <style:tab-stop style:position="0.582cm"/>
        </style:tab-stops>
      </style:paragraph-properties>
      <style:text-properties fo:font-weight="normal" style:font-weight-asian="normal"/>
    </style:style>
    <style:style style:name="P41" style:family="paragraph" style:parent-style-name="Standard">
      <style:paragraph-properties fo:margin-left="0.741cm" fo:margin-right="0cm" fo:text-indent="0cm" style:auto-text-indent="false">
        <style:tab-stops>
          <style:tab-stop style:position="0.582cm"/>
        </style:tab-stops>
      </style:paragraph-properties>
      <style:text-properties fo:font-weight="normal" style:font-weight-asian="normal"/>
    </style:style>
    <style:style style:name="P42" style:family="paragraph" style:parent-style-name="Standard" style:list-style-name="WWNum3">
      <style:paragraph-properties fo:margin-left="1.367cm" fo:margin-right="0cm" fo:text-indent="-0.635cm" style:auto-text-indent="false">
        <style:tab-stops>
          <style:tab-stop style:position="0.582cm"/>
        </style:tab-stops>
      </style:paragraph-properties>
      <style:text-properties fo:font-weight="normal" style:font-weight-asian="normal"/>
    </style:style>
    <style:style style:name="P43" style:family="paragraph" style:parent-style-name="Standard" style:list-style-name="WWNum4">
      <style:paragraph-properties fo:margin-left="1.27cm" fo:margin-right="0cm" fo:text-indent="-0.635cm" style:auto-text-indent="false">
        <style:tab-stops>
          <style:tab-stop style:position="0.582cm"/>
        </style:tab-stops>
      </style:paragraph-properties>
      <style:text-properties fo:font-weight="normal" style:font-weight-asian="normal"/>
    </style:style>
    <style:style style:name="P44" style:family="paragraph" style:parent-style-name="Standard" style:list-style-name="WWNum3">
      <style:paragraph-properties fo:margin-left="1.367cm" fo:margin-right="0cm" fo:margin-top="0cm" fo:margin-bottom="0cm" style:contextual-spacing="false" fo:line-height="100%" fo:text-indent="-0.635cm" style:auto-text-indent="false">
        <style:tab-stops>
          <style:tab-stop style:position="0.582cm"/>
        </style:tab-stops>
      </style:paragraph-properties>
      <style:text-properties fo:font-weight="normal" style:font-weight-asian="normal"/>
    </style:style>
    <style:style style:name="P45" style:family="paragraph" style:parent-style-name="Standard">
      <style:paragraph-properties fo:text-align="start" style:justify-single-word="false">
        <style:tab-stops>
          <style:tab-stop style:position="0.582cm"/>
        </style:tab-stops>
      </style:paragraph-properties>
      <style:text-properties officeooo:paragraph-rsid="00120a85"/>
    </style:style>
    <style:style style:name="P46" style:family="paragraph" style:parent-style-name="Standard">
      <style:paragraph-properties>
        <style:tab-stops>
          <style:tab-stop style:position="0.582cm"/>
        </style:tab-stops>
      </style:paragraph-properties>
      <style:text-properties style:text-underline-style="solid" style:text-underline-width="auto" style:text-underline-color="font-color" fo:font-weight="normal" style:font-weight-asian="normal"/>
    </style:style>
    <style:style style:name="P47" style:family="paragraph" style:parent-style-name="Standard">
      <style:paragraph-properties>
        <style:tab-stops>
          <style:tab-stop style:position="0.582cm"/>
        </style:tab-stops>
      </style:paragraph-properties>
      <style:text-properties officeooo:rsid="00286419" officeooo:paragraph-rsid="00286419"/>
    </style:style>
    <style:style style:name="P48" style:family="paragraph" style:parent-style-name="Standard">
      <style:paragraph-properties>
        <style:tab-stops>
          <style:tab-stop style:position="0.582cm"/>
        </style:tab-stops>
      </style:paragraph-properties>
      <style:text-properties officeooo:rsid="0028ae5d" officeooo:paragraph-rsid="0028ae5d"/>
    </style:style>
    <style:style style:name="P49" style:family="paragraph" style:parent-style-name="Standard">
      <style:paragraph-properties>
        <style:tab-stops>
          <style:tab-stop style:position="0.582cm"/>
        </style:tab-stops>
      </style:paragraph-properties>
      <style:text-properties officeooo:rsid="0029bb63" officeooo:paragraph-rsid="0029bb63"/>
    </style:style>
    <style:style style:name="P50" style:family="paragraph">
      <style:paragraph-properties fo:text-align="center"/>
      <style:text-properties fo:color="#cccccc" loext:opacity="100%"/>
    </style:style>
    <style:style style:name="P51" style:family="paragraph">
      <loext:graphic-properties draw:fill="solid" draw:fill-color="#000000"/>
      <style:paragraph-properties fo:text-align="center"/>
      <style:text-properties fo:color="#cccccc" loext:opacity="100%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bold" style:font-name-asian="Arial1" style:font-size-asian="12pt" style:font-style-asian="italic" style:font-weight-asian="bold" style:font-name-complex="Arial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solid" style:text-underline-width="auto" style:text-underline-color="font-color" fo:font-weight="bold" style:font-name-asian="Arial1" style:font-size-asian="12pt" style:font-style-asian="italic" style:font-weight-asian="bold" style:font-name-complex="Arial1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.5pt" fo:font-style="italic" style:text-underline-style="none" fo:font-weight="normal" style:font-name-asian="Arial1" style:font-size-asian="10.5pt" style:font-style-asian="italic" style:font-weight-asian="normal" style:font-name-complex="Arial1" style:font-size-complex="10.5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super 58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1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2" style:family="text">
      <style:text-properties fo:font-variant="normal" fo:text-transform="none" fo:color="#ff3333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3" style:family="text">
      <style:text-properties fo:font-variant="normal" fo:text-transform="none" fo:color="#ff3333" loext:opacity="100%" style:text-line-through-style="none" style:text-line-through-type="none" style:text-position="sub 58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4" style:family="text">
      <style:text-properties fo:font-variant="normal" fo:text-transform="none" fo:color="#1d2129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5" style:family="text">
      <style:text-properties fo:font-variant="normal" fo:text-transform="none" fo:color="#1d2129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6" style:family="text">
      <style:text-properties fo:font-variant="normal" fo:text-transform="none" fo:color="#1d2129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/>
    </style:style>
    <style:style style:name="T17" style:family="text">
      <style:text-properties fo:font-variant="normal" fo:text-transform="none" fo:color="#1d2129" loext:opacity="100%" fo:font-style="normal" fo:font-weight="bold" style:font-style-asian="normal" style:font-weight-asian="bold"/>
    </style:style>
    <style:style style:name="T18" style:family="text">
      <style:text-properties fo:font-variant="normal" fo:text-transform="none" fo:color="#1d2129" loext:opacity="100%" fo:font-style="normal" fo:font-weight="normal" style:font-style-asian="normal" style:font-weight-asian="normal"/>
    </style:style>
    <style:style style:name="T19" style:family="text">
      <style:text-properties fo:font-variant="normal" fo:text-transform="none" fo:color="#1d2129" loext:opacity="100%" fo:font-style="normal" fo:font-weight="normal" officeooo:rsid="001d02be" style:font-style-asian="normal" style:font-weight-asian="normal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21" style:family="text">
      <style:text-properties fo:font-size="11pt" fo:font-style="italic" style:font-size-asian="11pt" style:font-style-asian="italic" style:font-size-complex="11pt"/>
    </style:style>
    <style:style style:name="T22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23" style:family="text">
      <style:text-properties fo:font-size="11pt" fo:font-style="italic" fo:font-weight="normal" style:font-size-asian="11pt" style:font-style-asian="italic" style:font-weight-asian="normal" style:font-size-complex="11pt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f0fae" style:font-weight-asian="bold" style:font-weight-complex="bold"/>
    </style:style>
    <style:style style:name="T27" style:family="text">
      <style:text-properties fo:font-weight="bold" officeooo:rsid="001a36d5" style:font-weight-asian="bold" style:font-weight-complex="bold"/>
    </style:style>
    <style:style style:name="T28" style:family="text">
      <style:text-properties fo:font-weight="bold" officeooo:rsid="00120a85" style:font-weight-asian="bold"/>
    </style:style>
    <style:style style:name="T29" style:family="text">
      <style:text-properties fo:font-weight="bold" officeooo:rsid="00150211" style:font-weight-asian="bold"/>
    </style:style>
    <style:style style:name="T30" style:family="text">
      <style:text-properties fo:font-weight="bold" officeooo:rsid="0015938b" style:font-weight-asian="bold"/>
    </style:style>
    <style:style style:name="T31" style:family="text">
      <style:text-properties fo:font-weight="bold" officeooo:rsid="00174213" style:font-weight-asian="bold"/>
    </style:style>
    <style:style style:name="T32" style:family="text">
      <style:text-properties fo:font-weight="bold" fo:background-color="#c0c0c0" loext:char-shading-value="0" style:font-weight-asian="bold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bold" style:font-weight-asian="bold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fo:font-weight="bold" style:font-weight-asian="bold"/>
    </style:style>
    <style:style style:name="T37" style:family="text">
      <style:text-properties fo:font-style="italic" style:font-style-asian="italic"/>
    </style:style>
    <style:style style:name="T38" style:family="text">
      <style:text-properties fo:font-style="italic" fo:font-weight="bold" style:font-style-asian="italic" style:font-weight-asian="bold"/>
    </style:style>
    <style:style style:name="T39" style:family="text">
      <style:text-properties fo:font-style="italic" fo:font-weight="normal" style:font-style-asian="italic" style:font-weight-asian="normal"/>
    </style:style>
    <style:style style:name="T40" style:family="text">
      <style:text-properties fo:font-size="12pt" fo:font-weight="bold" style:font-size-asian="12pt" style:font-weight-asian="bold" style:font-size-complex="12pt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weight="normal" style:font-weight-asian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74213" style:font-weight-asian="normal" style:font-weight-complex="normal"/>
    </style:style>
    <style:style style:name="T45" style:family="text">
      <style:text-properties fo:font-weight="normal" officeooo:rsid="001e7a6c" style:font-weight-asian="normal"/>
    </style:style>
    <style:style style:name="T46" style:family="text">
      <style:text-properties fo:font-weight="normal" officeooo:rsid="001f8bab" style:font-weight-asian="normal"/>
    </style:style>
    <style:style style:name="T47" style:family="text">
      <style:text-properties fo:font-size="8pt" fo:font-weight="normal" style:font-size-asian="8pt" style:font-weight-asian="normal" style:font-size-complex="8pt"/>
    </style:style>
    <style:style style:name="T48" style:family="text">
      <style:text-properties fo:font-size="8pt" fo:font-weight="bold" style:font-size-asian="8pt" style:font-weight-asian="bold" style:font-size-complex="8pt"/>
    </style:style>
    <style:style style:name="T49" style:family="text">
      <style:text-properties officeooo:rsid="00089ee3"/>
    </style:style>
    <style:style style:name="T50" style:family="text">
      <style:text-properties officeooo:rsid="0009fb83"/>
    </style:style>
    <style:style style:name="T51" style:family="text">
      <style:text-properties officeooo:rsid="000a42c8"/>
    </style:style>
    <style:style style:name="T52" style:family="text">
      <style:text-properties officeooo:rsid="000d3f94"/>
    </style:style>
    <style:style style:name="T53" style:family="text">
      <style:text-properties officeooo:rsid="000f0fae"/>
    </style:style>
    <style:style style:name="T54" style:family="text">
      <style:text-properties officeooo:rsid="000fc058"/>
    </style:style>
    <style:style style:name="T55" style:family="text">
      <style:text-properties officeooo:rsid="00150211"/>
    </style:style>
    <style:style style:name="T56" style:family="text">
      <style:text-properties officeooo:rsid="001a36d5"/>
    </style:style>
    <style:style style:name="T57" style:family="text">
      <style:text-properties officeooo:rsid="001df3e1"/>
    </style:style>
    <style:style style:name="T58" style:family="text">
      <style:text-properties officeooo:rsid="00231b33"/>
    </style:style>
    <style:style style:name="T59" style:family="text">
      <style:text-properties fo:color="#ff3333" loext:opacity="100%" style:text-position="sub 58%" fo:font-style="normal" fo:font-weight="bold" style:font-style-asian="normal" style:font-weight-asian="bold"/>
    </style:style>
    <style:style style:name="T60" style:family="text">
      <style:text-properties fo:color="#ff3333" loext:opacity="100%" fo:font-style="normal" fo:font-weight="bold" style:font-style-asian="normal" style:font-weight-asian="bold"/>
    </style:style>
    <style:style style:name="T61" style:family="text">
      <style:text-properties fo:color="#ff3333" loext:opacity="100%" fo:font-style="normal" fo:font-weight="bold" officeooo:rsid="002686b9" style:font-style-asian="normal" style:font-weight-asian="bold"/>
    </style:style>
    <style:style style:name="T62" style:family="text">
      <style:text-properties fo:color="#ff3333" loext:opacity="100%" fo:font-style="normal" fo:font-weight="bold" officeooo:rsid="0028ae5d" style:font-style-asian="normal" style:font-weight-asian="bold"/>
    </style:style>
    <style:style style:name="T63" style:family="text">
      <style:text-properties fo:font-style="normal" style:font-style-asian="normal"/>
    </style:style>
    <style:style style:name="T64" style:family="text">
      <style:text-properties fo:font-style="normal" fo:font-weight="normal" style:font-style-asian="normal" style:font-weight-asian="normal"/>
    </style:style>
    <style:style style:name="T65" style:family="text">
      <style:text-properties fo:font-style="normal" fo:font-weight="bold" style:font-style-asian="normal" style:font-weight-asian="bold" style:font-weight-complex="bold"/>
    </style:style>
    <style:style style:name="T66" style:family="text">
      <style:text-properties fo:color="#cccccc" loext:opacity="100%"/>
    </style:style>
    <style:style style:name="gr1" style:family="graphic">
      <style:graphic-properties draw:stroke="none" svg:stroke-color="#000000" draw:fill="solid" draw:fill-color="#000000" fo:min-height="0.48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1. Visitas, o assunto pode exigir esclarecimentos.</text:p>
      <text:p text:style-name="P13"><text:span text:style-name="T21">2. A mensagem foi feita </text:span><text:span text:style-name="T22">para</text:span><text:span text:style-name="T21"> mim. Foi pensando em mim, em minhas necessidades, em minhas falhas, portanto, eu </text:span><text:span text:style-name="T22">não sou exemplo</text:span><text:span text:style-name="T21">, mas o mais necessitado. </text:span></text:p>
      <text:p text:style-name="P13"><text:span text:style-name="T21">3. Não olhe para mim, eu </text:span><text:span text:style-name="T22">não</text:span><text:span text:style-name="T21"> sou um bom orador, A mensagem é de DEUS, perfeita, porém o orador é falho.</text:span></text:p>
      <text:p text:style-name="P31">4. Combinemos, não olhemos para o irmão do lado, ou para aquele que não veio. Vamos combinar que não pensaremos em outros, mas em nos?</text:p>
      <text:list text:style-name="WWNum5">
        <text:list-item>
          <text:list>
            <text:list-item>
              <text:p text:style-name="P19">Raízes em Babilônia</text:p>
            </text:list-item>
          </text:list>
        </text:list-item>
      </text:list>
      <text:p text:style-name="P13">Os três primeiros reis de Israel: <text:span text:style-name="T24">Saul</text:span>, <text:span text:style-name="T24">Davi</text:span> e <text:span text:style-name="T24">Salomão</text:span>.</text:p>
      <text:p text:style-name="P13">Quando Salomão morre suge 2 sucessores ao trono: <text:span text:style-name="T24">Roboão</text:span> e <text:span text:style-name="T24">Jeroboão</text:span>.</text:p>
      <text:p text:style-name="P13">Pela primeira vez <text:span text:style-name="T49">na história</text:span>, as 12 tribos são divididas. 10 tribos do norte e 2 tribos ao sul – Judá e Benjamim.</text:p>
      <text:list text:style-name="WWNum6">
        <text:list-item>
          <text:p text:style-name="P32"><text:span text:style-name="T24">722ac</text:span> Império Assírio <text:span text:style-name="T24">destruiu</text:span> as dez tribos israelitas do norte;</text:p>
        </text:list-item>
        <text:list-item>
          <text:p text:style-name="P32"><text:span text:style-name="T24">605ac</text:span> Nabucodonosor invade Jerusalém, levando cativos as duas tribos restantes, Judá e Benjamim; inclusive os <text:span text:style-name="T34">príncipes</text:span> Daniel, Ananias, Mizael e Azarias</text:p>
        </text:list-item>
      </text:list>
      <text:p text:style-name="P13"><text:soft-page-break/>Quando o povo Judeu chegou em babilônia escreveram um salmo:</text:p>
      <text:p text:style-name="P3"><text:span text:style-name="T11">Salmo 137</text:span><text:span text:style-name="T2"> Às margens dos rios da Babilônia, </text:span><text:span text:style-name="T8">[Tigre e Eufrates]</text:span><text:span text:style-name="T2"> nós nos assentávamos e chorávamos, lembrando-nos de Sião. </text:span><text:span text:style-name="T9">2</text:span><text:span text:style-name="T2"> Nos salgueiros que lá havia, pendurávamos as nossas harpas, </text:span><text:span text:style-name="T9">3</text:span><text:span text:style-name="T2"> pois aqueles que nos levaram cativos nos pediam canções, e os nossos opressores, que fôssemos alegres, dizendo: Entoai-nos algum dos cânticos de Sião. </text:span><text:span text:style-name="T9">4</text:span><text:span text:style-name="T1">Como, porém, haveríamos de entoar o canto do SENHOR em </text:span><text:span text:style-name="T3">terra estranha</text:span><text:span text:style-name="T1">?</text:span><text:span text:style-name="T2"> </text:span><text:span text:style-name="T9">5</text:span><text:span text:style-name="T2"> Se eu de ti me esquecer, ó Jerusalém, que se resseque a minha mão direita. </text:span><text:span text:style-name="T9">6</text:span><text:span text:style-name="T2"> Apegue-se-me a língua ao paladar, se me não lembrar de ti</text:span><text:span text:style-name="T1">, se não preferir eu Jerusalém à minha maior alegria</text:span><text:span text:style-name="T2">.</text:span></text:p>
      <text:p text:style-name="P13"><text:span text:style-name="T50">No cativeiro, n</text:span>enhum judeu queria estar al<text:span text:style-name="T51">í</text:span>! <text:span text:style-name="T51">Os seus opressores pediam que mostrassem com alegria a cultura de seu povo, mas eles não conseguiam sequer fazer isso.</text:span></text:p>
      <text:p text:style-name="P13">Mas Deus, mais de 1 século antes, por meio de seus profetas, já havia <text:span text:style-name="T36">preparado</text:span> o SEU povo para o cativeiro babilônico. Veja o que diz dois profetas:</text:p>
      <text:p text:style-name="P3"><text:span text:style-name="T11">Jeremias 25:11-12</text:span><text:span text:style-name="T2"> Toda esta terra virá a ser um deserto e um espanto; estas nações servirão ao rei da </text:span><text:span text:style-name="T4">Babilônia </text:span><text:span text:style-name="T3">setenta anos</text:span><text:span text:style-name="T2">. </text:span><text:span text:style-name="T9">12</text:span><text:span text:style-name="T2">Acontecerá, porém, que, quando se </text:span><text:soft-page-break/><text:span text:style-name="T2">cumprirem os </text:span><text:span text:style-name="T1">setenta anos</text:span><text:span text:style-name="T2">, </text:span><text:span text:style-name="T1">castigarei a iniquidade do rei da Babilônia </text:span><text:span text:style-name="T2">e a desta nação, diz o SENHOR, como também a da terra dos caldeus; farei deles </text:span><text:span text:style-name="T1">ruínas perpétuas</text:span><text:span text:style-name="T2">.</text:span></text:p>
      <text:p text:style-name="P3"><text:span text:style-name="T11">Isaías 45:1</text:span><text:span text:style-name="T2"> Assim diz o SENHOR ao seu </text:span><text:span text:style-name="T1">ungido</text:span><text:span text:style-name="T2">, a </text:span><text:span text:style-name="T1">Ciro</text:span><text:span text:style-name="T2">, a quem tomo pela mão direita, para abater as nações ante a sua face, e para descingir os lombos dos reis, e para </text:span><text:span text:style-name="T1">abrir diante dele as portas, que não se fecharão</text:span><text:span text:style-name="T2">.</text:span></text:p>
      <text:p text:style-name="P13">Ciro é chamado de o <text:span text:style-name="T24">libertador</text:span> do povo de DEUS, ele é chamado de <text:span text:style-name="T24">ungido</text:span>. Um século antes de seu nascimento.</text:p>
      <text:p text:style-name="P3"><text:span text:style-name="T11">Isaías 44:27-28</text:span><text:span text:style-name="T2"> que digo à profundeza das águas: Seca-te, e </text:span><text:span text:style-name="T1">eu secarei os teus rios</text:span><text:span text:style-name="T2">; </text:span><text:span text:style-name="T9">28</text:span><text:span text:style-name="T2"> que digo de </text:span><text:span text:style-name="T1">Ciro</text:span><text:span text:style-name="T2">: Ele é meu pastor e cumprirá tudo o que me apraz; que digo também de Jerusalém: Será edificada; e do templo: Será fundado.</text:span></text:p>
      <text:p text:style-name="P13">Profecia escrita mais de 100 anos antes de Ciro.</text:p>
      <text:p text:style-name="P13">Nabucodonosor invadiu 3 vezes Jerusalém, em <text:span text:style-name="T24">605ac</text:span>, <text:span text:style-name="T24">597ac</text:span> e <text:span text:style-name="T24">586ac</text:span>; na 3º invasão o templo de Salomão foi destruído.</text:p>
      <text:p text:style-name="P13">Mas DEUS havia dito, mais de um século antes: “<text:span text:style-name="T37">eu vou levantar </text:span><text:span text:style-name="T38">Ciro</text:span><text:span text:style-name="T37">, ele será meu </text:span><text:span text:style-name="T38">ungido</text:span><text:span text:style-name="T37">, ele vai </text:span><text:span text:style-name="T38">secar os rios</text:span><text:span text:style-name="T37">, e EU vou adiante dele abrir as portas que não se fecharão.</text:span>”</text:p>
      <text:p text:style-name="P13"><text:soft-page-break/>Quando havia se passado quase <text:span text:style-name="T24">70</text:span> anos, Daniel com quase <text:span text:style-name="T24">90 anos</text:span> começou a ler os rolos dos profetas, e descobriu esta profecia, e começou a orar para que DEUS <text:span text:style-name="T25">cumprisse</text:span> sua promessa.</text:p>
      <text:p text:style-name="P13">Nabucodonosor, que foi rei por 43 anos, morre e, <text:span text:style-name="T24">Belsazar</text:span> assume o trono. E ele comete uma <text:span text:style-name="T24">blasfêmia</text:span>.</text:p>
      <text:p text:style-name="P13">Numa noite o rei da Babilônia, <text:span text:style-name="T24">Belsazar</text:span>, deu uma grade <text:span text:style-name="T24">festa</text:span> e mandou trazer os <text:span text:style-name="T24">utensílios</text:span> de ouro do templo de DEUS e usaram para beber e adorar aos ídolos. Neste momento aparece um <text:span text:style-name="T24">dedo</text:span> misterioso <text:span text:style-name="T24">sobrenatural</text:span> escrevendo na parede e causando pânico na festa e no rei. </text:p>
      <text:p text:style-name="P13">Daniel é chamado, e então encontramos o que está escrito em Daniel 5:25-28:</text:p>
      <text:p text:style-name="P3"><text:span text:style-name="T11">Daniel 5:25-28</text:span><text:span text:style-name="T2"> Esta, pois, é a escritura que se </text:span><text:span text:style-name="T1">traçou: MENE, MENE, TEQUEL e PARSIM</text:span><text:span text:style-name="T2">. </text:span><text:span text:style-name="T9">26</text:span><text:span text:style-name="T2"> Esta é a interpretação daquilo: </text:span><text:span text:style-name="T1">MENE</text:span><text:span text:style-name="T2">: Contou Deus o teu reino e deu cabo dele. </text:span><text:span text:style-name="T9">27</text:span><text:span text:style-name="T2"> </text:span><text:span text:style-name="T1">TEQUEL</text:span><text:span text:style-name="T2">: Pesado foste na balança e achado em falta. </text:span><text:span text:style-name="T9">28</text:span><text:span text:style-name="T2"> </text:span><text:span text:style-name="T1">PERES</text:span><text:span text:style-name="T2">: Dividido foi o teu reino e dado aos medos e aos persas.</text:span></text:p>
      <text:p text:style-name="P13">Nesta mesma noite, <text:span text:style-name="T24">13/10/539ac</text:span>, enquanto o dedo estava escrevendo na parede, <text:span text:style-name="T24">Ciro</text:span> já havia desviado o curso do rio <text:span text:style-name="T24">Eufrates</text:span>, que corta a Babilônia na diagonal.</text:p>
      <text:p text:style-name="P13">As águas baixaram, e ele entrou pelo leito do rio com seus soldados. Quando Belsazar menos <text:soft-page-break/>esperava, Ciro já estava dentro da cidade. E foi assim, <text:span text:style-name="T24">pelo secamento do rio Eufrates</text:span> que caiu a grande Babilônia.</text:p>
      <text:p text:style-name="P13">Naquela noite, <text:span text:style-name="T24">Belsazar morreu</text:span>, e Dario, com 62 anos de idade se assentou no trono, e a Medo-Pérsia começou a reinar.</text:p>
      <text:p text:style-name="P13"><draw:frame text:anchor-type="paragraph" draw:z-index="0" draw:name="Quadro de texto 1" draw:style-name="gr1" draw:text-style-name="P51" svg:width="1.588cm" svg:height="0.489cm" svg:x="0.628cm" svg:y="0.333cm"><draw:text-box><text:p text:style-name="P50"><text:span text:style-name="T66">SLIDE</text:span></text:p></draw:text-box></draw:frame></text:p>
      <text:p text:style-name="P13">Daniel que deu o significado da <text:span text:style-name="T24">visão da estátua</text:span> à Nabucodonosor, estava agora, testemunhando a transição da cabeça de outro para os peitos de prata.</text:p>
      <text:p text:style-name="P13">Ele sabia que este Ciro, que derrotou babilônica, era o homem da profecia de Isaías.</text:p>
      <text:p text:style-name="P13">Então Daniel começou a orar para que Ciro assinasse decreto autorizando o povo judeu a regressar a Jerusalém.</text:p>
      <text:p text:style-name="P13">E no livro de Esdras encontra-se 3 decretos. Um de Ciro, outro de Dario e depois um de Artaxerxes.</text:p>
      <text:p text:style-name="P13">E o que se <text:span text:style-name="T24">imagina</text:span> <text:span text:style-name="T52">depois do que se lê em salmos, </text:span>é que o povo judeu deva ter feito uma <text:span text:style-name="T24">grande festa</text:span>, uma grande comemoração, e dito em alegria: <text:span text:style-name="T37">vamos voltar à Jerusalém!</text:span> </text:p>
      <text:p text:style-name="P13">Mas não houve festa alguma! Na verdade, apenas algumas famílias voltaram. </text:p>
      <text:p text:style-name="P3"><text:span text:style-name="T11">Esdras 7:7</text:span><text:span text:style-name="T2"> Também subiram a Jerusalém </text:span><text:soft-page-break/><text:span text:style-name="T1">alguns</text:span><text:span text:style-name="T2"> dos filhos de Israel, dos sacerdotes, dos levitas, dos cantores, dos porteiros e dos servidores do templo, no sétimo ano do rei Artaxerxes.</text:span></text:p>
      <text:p text:style-name="P35">A maioria não quis voltar!</text:p>
      <text:p text:style-name="P13"><text:span text:style-name="T40">Muitos preferiram ficar em Babilônia!</text:span><text:span text:style-name="T41"> </text:span></text:p>
      <text:p text:style-name="P13">É verdade que DEUS usou algumas dessas pessoas e descendentes, mas ELE usou <text:span text:style-name="T24">APESAR </text:span>de sua escolha em ficar! Note bem! Esse nunca foi o plano de DEUS! Ele operou APESAR da má escolha! Deus tem poder para transformar maldição em benção e opera ao longo da história apesar das más escolhas humanas.</text:p>
      <text:p text:style-name="P13">Mas tem um porém: DEUS age em favor (APESAR das escolhas) <text:span text:style-name="T24">APENAS </text:span>porque AINDA há oportunidade de salvação!</text:p>
      <text:p text:style-name="P13">O fato é que se ali fosse o derradeiro final da história terrestre, então a porta da porta da graça teria se fechado e a maioria ficado em babilônia, enquanto APENAS ALGUNS poucos ido à canaã!</text:p>
      <text:p text:style-name="P13">E porque a maioria ficou? </text:p>
      <text:p text:style-name="P13">Porque os Judeus em Babilônia haviam <text:span text:style-name="T42">criado</text:span><text:span text:style-name="T24"> laços, </text:span><text:span text:style-name="T36">RAÍZES</text:span><text:span text:style-name="T24"> e prosperado</text:span>. E quando o decreto foi assinado, eles não queriam voltar para Jerusalém.</text:p>
      <text:p text:style-name="P13">O povo judeu se esqueceu que sua permanecia ali era temporária. Não deram ouvidos à profecia <text:soft-page-break/>que apontava para o livramento em 70 anos.</text:p>
      <text:p text:style-name="P13">Embora <text:span text:style-name="T24">não</text:span> quisessem o cativeiro, uma vez ali, começaram a viver como se tudo se resumisse ao cativeiro.</text:p>
      <text:p text:style-name="P13"><text:span text:style-name="T24">Conformaram-se</text:span> com a situação, e passaram a dedicar <text:span text:style-name="T24">tempo</text:span>, <text:span text:style-name="T24">força</text:span>, <text:span text:style-name="T24">intelecto</text:span> e <text:span text:style-name="T24">talentos</text:span> na construção de suas vidas <text:span text:style-name="T25">naquele</text:span> lugar, e por isso <text:span text:style-name="T24">prosperaram</text:span> e constituíram família. E assim, o cativeiro deixou de ser um cativeiro para se o seu lar.</text:p>
      <text:p text:style-name="P13">Quando o grande <text:span text:style-name="T24">dia da libertação chegou</text:span>, eles estavam bem, eram prósperos, tinham tudo e estavam confortáveis. Aquele, afinal, virou seu lar e, portanto, não tinham motivos para sair.</text:p>
      <text:p text:style-name="P13">Este é <text:span text:style-name="T24">problema dos cristãos dos últimos dias</text:span>. </text:p>
      <text:p text:style-name="P13"><text:span text:style-name="T53">Eu e você</text:span> <text:span text:style-name="T53">nos </text:span>que estamos em cativeiro e nos dedicamos à construção de nossas vidas aqui nesta terra, como se tudo se resumisse a isto, <text:span text:style-name="T53">e</text:span><text:span text:style-name="T26"> </text:span><text:span text:style-name="T25"><text:s/></text:span>como se aqui fosse <text:span text:style-name="T24">realmente o nosso lar</text:span>.</text:p>
      <text:p text:style-name="P13">Irmãos este não é o seu lar, <text:span text:style-name="T54">por isso </text:span>na foque seus esforços em ganhar a vida aqui neste mundo. Não perca <text:span text:style-name="T24">tempo</text:span> e <text:span text:style-name="T24">esforço</text:span> tentando tornar seu <text:span text:style-name="T24">cativeiro confortável</text:span>!</text:p>
      <text:p text:style-name="P3"><text:span text:style-name="T11">Marcos 8:36-37</text:span><text:span text:style-name="T2"> Que aproveita ao homem ganhar o mundo inteiro e perder a sua alma? </text:span><text:span text:style-name="T9">37</text:span><text:span text:style-name="T2"> Que daria um homem em troca de sua alma?</text:span></text:p>
      <text:p text:style-name="P13"><text:span text:style-name="T24">Porque fizeram de BABILÔNIA o seu LAR?<text:line-break/></text:span><text:soft-page-break/><text:span text:style-name="T42">Para responder, é necessário </text:span><text:span text:style-name="T24">fazer</text:span><text:span text:style-name="T42"> 2 perguntas:</text:span></text:p>
      <text:p text:style-name="P13"><draw:frame text:anchor-type="paragraph" draw:z-index="1" draw:name="Quadro de texto 2" draw:style-name="gr1" draw:text-style-name="P51" svg:width="1.588cm" svg:height="0.489cm" svg:x="0.628cm" svg:y="0.333cm"><draw:text-box><text:p text:style-name="P50"><text:span text:style-name="T66">SLIDE</text:span></text:p></draw:text-box></draw:frame><text:span text:style-name="T42"/></text:p>
      <text:p text:style-name="P10"><text:span text:style-name="T24">1.</text:span><text:span text:style-name="T42"> Qual era a </text:span><text:span text:style-name="T24">vontade</text:span><text:span text:style-name="T42"> de DEUS?</text:span></text:p>
      <text:p text:style-name="P11"><text:span text:style-name="T24">2.</text:span><text:span text:style-name="T42"> Eles fizeram a </text:span><text:span text:style-name="T24">vontade</text:span><text:span text:style-name="T42"> de DEUS ou a deles?</text:span></text:p>
      <text:p text:style-name="P45"><text:span text:style-name="T28">Agora reflita: </text:span><text:span text:style-name="T24">O QUE É IDOLATRIA?<text:line-break/></text:span><text:span text:style-name="T39">Minha Vontade VS Vontade de DEUS</text:span></text:p>
      <text:p text:style-name="P3"><text:span text:style-name="T11">Lucas 10:27</text:span><text:span text:style-name="T2"> Amarás o Senhor, teu Deus, de </text:span><text:span text:style-name="T1">todo</text:span><text:span text:style-name="T2"> o teu coração, de </text:span><text:span text:style-name="T1">toda</text:span><text:span text:style-name="T2"> a tua alma, de </text:span><text:span text:style-name="T1">todas</text:span><text:span text:style-name="T2"> as tuas forças e de </text:span><text:span text:style-name="T1">todo</text:span><text:span text:style-name="T2"> o teu entendimento;</text:span></text:p>
      <text:p text:style-name="P13">Idolatria é colocar <text:span text:style-name="T43">algo</text:span> ou alguém acima de Deus. <text:s/>E inclui colocar a si mesmo, acima de Deus. Podemos colocar-nos acima de DEUS? Sim ou não?</text:p>
      <text:p text:style-name="P8"><text:span text:style-name="T24">1</text:span>. Qual foi o pecado de Lúcifer?</text:p>
      <text:p text:style-name="P3"><text:span text:style-name="T11">Isaías 14:12-14</text:span><text:span text:style-name="T2"> Como caíste do céu, ó estrela da manhã, filho da alva! Como foste lançado por terra, tu que debilitavas as nações! </text:span><text:span text:style-name="T9">13</text:span><text:span text:style-name="T2"> Tu dizias no teu coração: Eu subirei ao céu; acima das estrelas de Deus</text:span><text:span text:style-name="T1"> exaltarei o </text:span><text:span text:style-name="T3">meu</text:span><text:span text:style-name="T1"> trono</text:span><text:span text:style-name="T2"> e no monte da congregação me assentarei, nas extremidades do Norte; </text:span><text:span text:style-name="T9">14</text:span><text:span text:style-name="T2"> subirei acima das mais altas nuvens e serei </text:span><text:span text:style-name="T1">semelhante ao Altíssimo</text:span><text:span text:style-name="T2">.</text:span></text:p>
      <text:p text:style-name="P7"><text:span text:style-name="T24">2.</text:span> Qual foi o pecado de Eva?</text:p>
      <text:p text:style-name="P5"><text:span text:style-name="T5">E [Satanás] insinuou que o Senhor </text:span><text:soft-page-break/><text:span text:style-name="T5">cuidadosamente desejava privá-los [Adão e Eva] do mesmo, para que não acontecesse serem </text:span><text:span text:style-name="T6">exaltados à </text:span><text:span text:style-name="T7">igualdade</text:span><text:span text:style-name="T6"> para com Ele</text:span><text:span text:style-name="T5">. (Patriarcas e Profetas, pg. 26/29)</text:span></text:p>
      <text:p text:style-name="P6">Eva deseja ser exaltada em igualdade com DEUS.</text:p>
      <text:p text:style-name="P7"><text:span text:style-name="T24">3</text:span>. Qual foi o pecado de Caim? </text:p>
      <text:p text:style-name="P4"><text:span text:style-name="T5">Mas Caim, desrespeitando o mandado direto e explícito do Senhor, apresentou apenas uma oferta de frutos. Não houve sinal do Céu para mostrar que era aceita. Abel instou com seu irmão para aproximar-se de Deus da maneira divinamente prescrita; mas seus rogos apenas tornaram Caim mais decidido a </text:span><text:span text:style-name="T6">seguir sua própria </text:span><text:span text:style-name="T7">vontade</text:span><text:span text:style-name="T5">.(Patriarcas e Profetas, pg40)</text:span></text:p>
      <text:p text:style-name="P13">Os hebreus permaneceram em babilônia porque colocam a <text:span text:style-name="T36">própria</text:span><text:span text:style-name="T24"> vontade acima da de DEUS</text:span>. Colocaram os próprios gostos, desejos, prosperidade e conforto acima de DEUS. Ficaram em babilônia porque se <text:span text:style-name="T36">auto idolatraram</text:span>.</text:p>
      <text:p text:style-name="P13">E não é isso que tem feito muitos <text:span text:style-name="T35">hoje</text:span> criar <text:span text:style-name="T36">raízes</text:span> em babilônia: o colocar a sua vontade acima da vontade de DEUS, e procurar <text:span text:style-name="T24">satisfazer</text:span> suas próprias <text:span text:style-name="T24">paixões</text:span>, apesar do conselho Divino?</text:p>
      <text:p text:style-name="P4"><text:span text:style-name="T5">Disse o anjo: "Em breve passará o seu </text:span><text:soft-page-break/><text:span text:style-name="T5">tempo de ação. Suas obras mostram que o </text:span><text:span text:style-name="T6">próprio eu é seu ídolo</text:span><text:span text:style-name="T5">, e a ele sacrificam." [...] Muitos têm recebido </text:span><text:span text:style-name="T6">advertência após advertência</text:span><text:span text:style-name="T5">, mas </text:span><text:span text:style-name="T6">não</text:span><text:span text:style-name="T5"> deram ouvidos. O </text:span><text:span text:style-name="T6">eu é o objeto principal</text:span><text:span text:style-name="T5">, e diante dele tudo se deve curvar. (Testemunhos Seletos, vol1, pg. 31)</text:span></text:p>
      <text:p text:style-name="P4"><text:span text:style-name="T5">Quando te convenceres de que </text:span><text:span text:style-name="T6">não</text:span><text:span text:style-name="T5"> podes ser cristão e ao mesmo tempo fazer o que </text:span><text:span text:style-name="T6">te agrada</text:span><text:span text:style-name="T5">, quando reconheceres que terás de </text:span><text:span text:style-name="T6">render</text:span><text:span text:style-name="T5"> a tua </text:span><text:span text:style-name="T6">vontade à vontade de Deus</text:span><text:span text:style-name="T5">, então poderás aceitar o convite de Cristo: "Vinde a Mim, todos os que estais cansados e oprimidos, e Eu vos aliviarei. (Manuscrito 13, 1987 – Mente Caráter e Personalidade, pg125)</text:span></text:p>
      <text:p text:style-name="P4"><text:span text:style-name="T5">Podes estar bem-disposto e alegre, se puseres mesmo os </text:span><text:span text:style-name="T6">pensamentos</text:span><text:span text:style-name="T5"> em sujeição à </text:span><text:span text:style-name="T6">vontade de Cristo</text:span><text:span text:style-name="T5">. Não deves demorar em examinar rigorosamente o próprio coração e </text:span><text:span text:style-name="T6">morrer diariamente ao próprio eu</text:span><text:span text:style-name="T5">. (Mente, Caráter e Personalidade, pg. 125)</text:span></text:p>
      <text:p text:style-name="P4"><text:span text:style-name="T6">A vontade deve ser colocada em completa harmonia com a vontade de Deus.</text:span><text:span text:style-name="T5"> Quando isto é efetuado [...] a alma </text:span><text:span text:style-name="T6">não será obstruída</text:span><text:span text:style-name="T5"> pelo preconceito, </text:span><text:soft-page-break/><text:span text:style-name="T5">chamando a luz trevas, e as trevas luz.(Fé e Obras, pg. 16)</text:span></text:p>
      <text:p text:style-name="P4"><text:span text:style-name="T5">A </text:span><text:span text:style-name="T6">religião pura</text:span><text:span text:style-name="T5"> tem que ver com a </text:span><text:span text:style-name="T6">vontade</text:span><text:span text:style-name="T5">. <text:s/>(Mensagens ao Jovens, pg151)</text:span></text:p>
      <text:p text:style-name="P4"><text:span text:style-name="T5">A luta contra o próprio eu é a </text:span><text:span text:style-name="T6">maior</text:span><text:span text:style-name="T5"> batalha que já foi ferida. A renúncia de nosso eu, </text:span><text:span text:style-name="T6">sujeitando </text:span><text:span text:style-name="T7">tudo</text:span><text:span text:style-name="T6"> à vontade de Deus</text:span><text:span text:style-name="T5">, requer luta; mas a alma tem de submeter-se a Deus </text:span><text:span text:style-name="T7">antes</text:span><text:span text:style-name="T5"> que possa ser </text:span><text:span text:style-name="T6">renovada em </text:span><text:span text:style-name="T7">santidade</text:span><text:span text:style-name="T5">.(Caminho a Cristo, pg43)</text:span></text:p>
      <text:p text:style-name="P17">PORQUE ISRAEL FEZ DE BABILÔNIA SEU LAR?</text:p>
      <text:p text:style-name="P13">Porque quiserem diminuir o fardo do cativeiro. Quiserem conforto, paz e bens. Apesar de DEUS lhes prometer retorno à Canaã, queriam <text:span text:style-name="T24">bençãos </text:span><text:span text:style-name="T29">IMEDIATAS</text:span>, não quiseram esperar as bençãos de DEUS, pois estava<text:span text:style-name="T55">m</text:span> <text:span text:style-name="T24">mui</text:span><text:span text:style-name="T29">to</text:span><text:span text:style-name="T24"> distantes</text:span>. Eles queriam as bençãos agora.</text:p>
      <text:p text:style-name="P21">“ O equilíbrio é a perfeição ” - Aristóteles</text:p>
      <text:p text:style-name="P13"><text:span text:style-name="T24">Os israelitas NÃO abandonaram a fé. Apenas </text:span><text:span text:style-name="T36">Equilibraram</text:span><text:span text:style-name="T24"> a fé com o mundanismo!</text:span></text:p>
      <text:p text:style-name="P13">Os judeus “caíram” - como os cristãos de hoje – na onda do pensamento <text:span text:style-name="T24">secular aristotélico</text:span> que impregnou nossa sociedade e igreja, ensinando que: “<text:span text:style-name="T24">o equilíbrio é a perfeição</text:span>”.</text:p>
      <text:p text:style-name="P13"><text:soft-page-break/>Enquanto eram cativos, procuraram tornar o cativeiro menos doloroso. Eles quiseram conciliar uma vida cristã com a busca por <text:span text:style-name="T24">conforto e prosperidade</text:span> em Babilônia.</text:p>
      <text:p text:style-name="P13">Buscaram o <text:span text:style-name="T33">diabólico</text:span> “bom senso” de <text:span text:style-name="T24">equilibrar</text:span> seus <text:span text:style-name="T30">o verdadeiro tesouro</text:span> com a vida em <text:span text:style-name="T24">babilônia</text:span>.</text:p>
      <text:p text:style-name="P13">Você entende o sentido do equilíbrio, certo? Lembre-se da balança, não as modernas de hoje, mas as primeiras, da época bíblica. Aquelas com um pêndulo de dois pratos. </text:p>
      <text:p text:style-name="P13">Agora pense em cozinhar um arroz, e prepare-o com equilíbrio. Pegue 1Kg de arroz, e para equilibrar, quantos Kg de sal é necessário? R=1kg. Não menos! Não mais! <text:span text:style-name="T24">Mas isso é péssimo, </text:span><text:span text:style-name="T31">concorda?</text:span> Porque equilíbrio nunca foi perfeição! O que é necessário para cozinhar bem não é equilíbrio mas <text:span text:style-name="T25">temperança</text:span><text:span text:style-name="T43"> </text:span><text:span text:style-name="T44">e</text:span> moderação.</text:p>
      <text:p text:style-name="P13">Falando sobre alimentação, veja o que EGW escreveu:</text:p>
      <text:p text:style-name="P38">A verdadeira temperança nos ensina a dispensar inteiramente todas as coisas nocivas, e usar judiciosamente aquilo que é saudável. (EGW, Temperança, Sessão 8, Capítulo 1 — O que envolve a verdadeira temperança pg 141)</text:p>
      <text:p text:style-name="P13">Equilíbrio é um engodo de satanás! Entenda: a verdade e a vida não são negociáveis.</text:p>
      <text:p text:style-name="P13"><text:soft-page-break/>Não pense que é possível equilibrar este mundo com o porvir. Não pense que é possível equilibrar o <text:span text:style-name="T24">sucesso</text:span> terreno com <text:span text:style-name="T24">sucesso</text:span> espiritual. </text:p>
      <text:p text:style-name="P13">É impossível dedicar-se a esta vida, e ainda dedicar-se ao céu.</text:p>
      <text:p text:style-name="P13">Jesus <text:span text:style-name="T27">mesmo</text:span><text:span text:style-name="T56"> </text:span>já advertiu quanto a isso:</text:p>
      <text:p text:style-name="P3"><text:span text:style-name="T11">Mateus 6:24</text:span><text:span text:style-name="T2"> Ninguém pode servir a dois senhores; porque ou há de aborrecer-se de um e amar ao outro, ou se devotará a um e desprezará ao outro. Não podeis servir a Deus e às riquezas.</text:span></text:p>
      <text:p text:style-name="P13">Ninguém está aqui nesta terra para viver esta vida, para <text:span text:style-name="T24">satisfazer o eu as </text:span><text:span text:style-name="T36">próprias</text:span><text:span text:style-name="T24"> vontades</text:span>.</text:p>
      <text:p text:style-name="P13">Essa não é a vida que DEUS quer que vivamos!</text:p>
      <text:p text:style-name="P13">Uma garota de 21 anos, chamada Sara, escreveu em 2004:</text:p>
      <text:p text:style-name="P4"><text:span text:style-name="T5">Se a virtude estivesse mesmo </text:span><text:span text:style-name="T6">no meio termo</text:span><text:span text:style-name="T5">, o mar não teria ondas, os dias seriam nublados e o arco-íris em tons de cinza. (Sarah Wesphal, 2004)</text:span></text:p>
      <text:p text:style-name="P13"><text:span text:style-name="T42">O uso da palavra </text:span><text:span text:style-name="T24">extremo</text:span><text:span text:style-name="T42"> e </text:span><text:span text:style-name="T24">extremista</text:span><text:span text:style-name="T42"> se tornou hoje quase um </text:span><text:span text:style-name="T24">palavrão</text:span><text:span text:style-name="T42">, porém, mesmo que assuste muitos, religião cristã é de fato uma religião de extremos. </text:span></text:p>
      <text:p text:style-name="P46">Deus é um DEUS de extremos. </text:p>
      <text:p text:style-name="P3"><text:soft-page-break/><text:span text:style-name="T11">Salmos 8:4</text:span><text:span text:style-name="T2"> que é o homem, que dele te lembres E o filho do homem, que o visites?</text:span></text:p>
      <text:p text:style-name="P13"><text:span text:style-name="T42">E mesmo assim, este DEUS magnífico em poder, <text:s/>foi ao </text:span><text:span text:style-name="T36">extremo</text:span><text:span text:style-name="T42"> de abandonar a SUA glória, e dar SUA vida, por nossa </text:span><text:span text:style-name="T24">insignificância</text:span><text:span text:style-name="T42">.</text:span></text:p>
      <text:p text:style-name="P13"><text:span text:style-name="T42">Deus é um DEUS de extremos, porque ele espera que você vá ao extremo de </text:span><text:span text:style-name="T24">entregar sua vida</text:span><text:span text:style-name="T42"> por amor DELE:</text:span></text:p>
      <text:list text:style-name="WWNum1">
        <text:list-item>
          <text:p text:style-name="P40">Mesmo morte de cruz e de cabeça para baixo (como Pedro), </text:p>
        </text:list-item>
        <text:list-item>
          <text:p text:style-name="P40">Decapitado, como Paulo;</text:p>
        </text:list-item>
        <text:list-item>
          <text:p text:style-name="P40">Enforcado, como Felipe;</text:p>
        </text:list-item>
        <text:list-item>
          <text:p text:style-name="P40">Esfolado vivo e crucificado, como Bartolomeu;</text:p>
        </text:list-item>
        <text:list-item>
          <text:p text:style-name="P40">Queimado vivo em praça pública; ou</text:p>
        </text:list-item>
        <text:list-item>
          <text:p text:style-name="P40">Torturado em uma masmorra da idade média.</text:p>
        </text:list-item>
      </text:list>
      <text:p text:style-name="P13"><text:span text:style-name="T24">Isso é ou não ir ao extremo?</text:span><text:span text:style-name="T42"> Entregar a sua vida, sob </text:span><text:span text:style-name="T24">cruéis</text:span><text:span text:style-name="T42"> torturas por amor de Cristo. </text:span></text:p>
      <text:p text:style-name="P13"><text:span text:style-name="T42">Não se choque irmão, mas nós estamos acomodados. Como diz o anjo de apocalipse: </text:span><text:span text:style-name="T24">estamos abastados</text:span><text:span text:style-name="T42">!</text:span></text:p>
      <text:p text:style-name="P13"><text:span text:style-name="T42">A religião cristã </text:span><text:span text:style-name="T24">não é</text:span><text:span text:style-name="T42"> uma religião de meio termo. De pessoas parcialmente </text:span><text:span text:style-name="T24">santas</text:span><text:span text:style-name="T42">, parcialmente </text:span><text:span text:style-name="T24">éticas</text:span><text:span text:style-name="T42">, parcialmente </text:span><text:span text:style-name="T24">integras</text:span><text:span text:style-name="T42"> e parcialmente </text:span><text:soft-page-break/><text:span text:style-name="T24">salvas</text:span><text:span text:style-name="T42">.</text:span></text:p>
      <text:p text:style-name="P39">Na religião cristã, ou você segue a Cristo ou não.</text:p>
      <text:p text:style-name="P13"><text:span text:style-name="T42">O </text:span><text:span text:style-name="T24">conceito secular</text:span><text:span text:style-name="T42"> de equilíbrio </text:span><text:span text:style-name="T24">espiritual</text:span><text:span text:style-name="T42">, é o argumento mais difundindo entre os cristãos, e com o qual Satanás obteve maior sucesso. </text:span></text:p>
      <text:p text:style-name="P13"><text:span text:style-name="T42">O equilíbrio, pode ter sua virtude em muitas áreas, mas absolutamente, não tem nada que ver com a espiritualidade e com as </text:span><text:span text:style-name="T24">reformas de estilo de vida cristã</text:span><text:span text:style-name="T42">.</text:span></text:p>
      <text:p text:style-name="P13"><text:span text:style-name="T42">Este conceito é perigoso, pois propõe uma mudança </text:span><text:span text:style-name="T24">parcial</text:span><text:span text:style-name="T42"> de vida.</text:span></text:p>
      <text:p text:style-name="P13"><text:span text:style-name="T42">Ele te diz que é possível ir a Jesus, </text:span><text:span text:style-name="T36">sem</text:span><text:span text:style-name="T24"> largar tudo</text:span><text:span text:style-name="T42">, basta ser equilibrado: “Você pode seguir a Cristo, e ainda viver uma </text:span><text:span text:style-name="T24">boa vida</text:span><text:span text:style-name="T42"> em babilônia!” Um pouco </text:span><text:span text:style-name="T24">“do </text:span><text:span text:style-name="T36">bom</text:span><text:span text:style-name="T24"> do mundo”</text:span><text:span text:style-name="T42"> não faz mal.</text:span></text:p>
      <text:p text:style-name="P39">O que é uma coisinha ou outra?</text:p>
      <text:p text:style-name="P13"><text:span text:style-name="T42">Mas de fato, ao pensarmos assim, estamos fazendo a </text:span><text:span text:style-name="T24">nossa vontade ou a de DEUS</text:span><text:span text:style-name="T42">?</text:span></text:p>
      <text:p text:style-name="P3"><text:span text:style-name="T11">Lucas 7:13-14</text:span><text:span text:style-name="T2"> Entrai pela porta estreita (larga é a porta, e espaçoso, o caminho que conduz para a perdição, e são muitos os que entram por ela), </text:span><text:span text:style-name="T9">14</text:span><text:span text:style-name="T2"> porque estreita é a porta, e apertado, o caminho que conduz para a vida, e são poucos os que acertam com ela.</text:span></text:p>
      <text:p text:style-name="P39">Há apenas dois caminhos. Não há uma terceira opção! Não existe como ficar em cima do muro! <text:soft-page-break/>Um pé no céu e outro no mundo!</text:p>
      <text:p text:style-name="P13"><text:span text:style-name="T42">O pregador e escritor adventista </text:span><text:span text:style-name="T24">Jim Hohnberger</text:span><text:span text:style-name="T42">, autor do livro “Homens de Poder” e “Fuga para DEUS”, diz:</text:span></text:p>
      <text:p text:style-name="P4"><text:span text:style-name="T5">Quando eu me tornei adventista, eu</text:span><text:span text:style-name="T6"> tirei todo o mal</text:span><text:span text:style-name="T5"> da minha vida. Mas agora que eu vim para [os pés de] Cristo, eu tive que </text:span><text:span text:style-name="T6">tirar todo o </text:span><text:span text:style-name="T7">bom</text:span><text:span text:style-name="T5"> [do mundo] da minha vida. Não que essas coisas sejam mas em si mesmas, mas é que o bom delas, destrói o que é o melhor! A maioria de nos passa tempo com aquilo</text:span><text:span text:style-name="T6"> que é bom</text:span><text:span text:style-name="T5">, mas não tem tempo para aquilo </text:span><text:span text:style-name="T6">que é melhor</text:span><text:span text:style-name="T5">. (Jim Hohnberger – Brasilian Temple)</text:span></text:p>
      <text:p text:style-name="P13"><text:span text:style-name="T42">Não basta largar apenas as coisas </text:span><text:span text:style-name="T36">ruins</text:span><text:span text:style-name="T24"> do mundo</text:span><text:span text:style-name="T42">, é preciso largar </text:span><text:span text:style-name="T24">o mundo</text:span><text:span text:style-name="T42">, mesmo as coisas boas, para ficar com aquilo que realmente importa: </text:span><text:span text:style-name="T24">JESUS</text:span><text:span text:style-name="T42">.</text:span></text:p>
      <text:p text:style-name="P13"><text:span text:style-name="T42">O cristão renuncia o próprio eu, e com isso renuncia </text:span><text:span text:style-name="T24">tudo</text:span><text:span text:style-name="T42"> que há no mundo!</text:span></text:p>
      <text:p text:style-name="P4"><text:span text:style-name="T14">É o propósito de Deus tornar patentes, por meio de Seu povo, os princípios de Seu reino. Mas para que pela sua conduta e caráter este possa revelar esses princípios, o Senhor deseja </text:span><text:span text:style-name="T16">separá-lo</text:span><text:span text:style-name="T15"> dos costumes, hábitos e práticas do mundo</text:span><text:span text:style-name="T14">. Procura aproximá-lo de Si para que lhe possa dar a conhecer Sua </text:span><text:soft-page-break/><text:span text:style-name="T14">vontade. (TS vol. 2, pg364)</text:span></text:p>
      <text:p text:style-name="P13"><text:span text:style-name="T17">Não</text:span><text:span text:style-name="T18"> é apenas do </text:span><text:span text:style-name="T17">pecado</text:span><text:span text:style-name="T18">, o texto não fala de pecado ou de lei, mas de </text:span><text:span text:style-name="T17">costumes, </text:span><text:span text:style-name="T18">de</text:span><text:span text:style-name="T17"> hábitos </text:span><text:span text:style-name="T18">e </text:span><text:span text:style-name="T19">de</text:span><text:span text:style-name="T17"> praticas</text:span><text:span text:style-name="T18">.</text:span></text:p>
      <text:p text:style-name="P23">Deus quer nos separar completamente do mundo. Isso não se restringe apenas ao pecado.</text:p>
      <text:p text:style-name="P3"><text:span text:style-name="T20">Isaías 1:13</text:span><text:span text:style-name="T2"> Não continueis a trazer ofertas vãs; o incenso é para mim abominação, e também as Festas da Lua Nova, os sábados, e a convocação das congregações; não posso suportar iniqüidade associada ao ajuntamento solene. </text:span></text:p>
      <text:p text:style-name="P3"><text:span text:style-name="T11">Tiago 4:4 </text:span><text:span text:style-name="T3">Infiéis</text:span><text:span text:style-name="T2">, não compreendeis que a amizade do </text:span><text:span text:style-name="T1">mundo</text:span><text:span text:style-name="T2"> é inimiga de Deus? Aquele, pois, que quiser ser amigo do mundo constitui-se inimigo de Deus.</text:span></text:p>
      <text:p text:style-name="P13"><text:span text:style-name="T42">Do que DEUS chama aqueles que tem seguido os </text:span><text:span text:style-name="T24">Costumes</text:span><text:span text:style-name="T42">, </text:span><text:span text:style-name="T24">hábitos</text:span><text:span text:style-name="T42"> e </text:span><text:span text:style-name="T24">práticas</text:span><text:span text:style-name="T42"> do mundo? </text:span><text:span text:style-name="T24">De Infiéis</text:span><text:span text:style-name="T42">.</text:span></text:p>
      <text:p text:style-name="P4"><text:span text:style-name="T5">Cumpre-nos, como um povo tomar </text:span><text:span text:style-name="T6">firme posição</text:span><text:span text:style-name="T5"> ao lado da verdade e da justiça. Assim glorificaremos a Deus. Havemos de ser </text:span><text:span text:style-name="T6">livrados</text:span><text:span text:style-name="T5"> de perigos, e </text:span><text:span text:style-name="T6">não</text:span><text:span text:style-name="T5"> enredados nem </text:span><text:span text:style-name="T6">corrompidos</text:span><text:span text:style-name="T5"> por eles. (ME vol. 2 pg384 - Carta 106, 1903).</text:span></text:p>
      <text:p text:style-name="P13">Deus que<text:span text:style-name="T57">r que</text:span> tenhamos firme posição, e que sejamos livrados e não corrompidos pelo mundo</text:p>
      <text:p text:style-name="P4"><text:soft-page-break/><text:span text:style-name="T5">Os olhos do Senhor fixam-se em cada um dos membros de Seu povo; Ele tem um plano para cada um. É Seu propósito que os que cumprem Seus santos preceitos, sejam um povo </text:span><text:span text:style-name="T6">distinto</text:span><text:span text:style-name="T5">. (TS vol.2 pg367)</text:span></text:p>
      <text:p text:style-name="P13"><text:span text:style-name="T36">EQUILÍBRIO</text:span><text:span text:style-name="T24"> ENTRE </text:span><text:span text:style-name="T36">FRIO E QUENTE</text:span></text:p>
      <text:p text:style-name="P3"><text:span text:style-name="T11">Apocalipse 3:15-16</text:span><text:span text:style-name="T2"> Conheço as tuas obras, que nem és frio nem quente. Quem dera fosses frio ou quente! </text:span><text:span text:style-name="T9">16</text:span><text:span text:style-name="T2"> Assim, porque és morno e nem és quente nem frio, estou a ponto de vomitar-te da minha boca;</text:span></text:p>
      <text:p text:style-name="P39">O que é o morno?</text:p>
      <text:p text:style-name="P13"><text:span text:style-name="T42">O </text:span><text:span text:style-name="T24">morno</text:span><text:span text:style-name="T42"> é o ponto de </text:span><text:span text:style-name="T24">equilíbrio</text:span><text:span text:style-name="T42"> entre o frio e o quente. Sim ou não? É a mistura do quente e frio.</text:span></text:p>
      <text:p text:style-name="P39">Perceba!</text:p>
      <text:p text:style-name="P13"><text:span text:style-name="T42">Em SUA </text:span><text:span text:style-name="T24">sabedoria</text:span><text:span text:style-name="T42"> infinita DEUS descreve com </text:span><text:span text:style-name="T24">exatidão</text:span><text:span text:style-name="T42"> o estado de atual de SUA igreja, uma igreja que tenta ser </text:span><text:span text:style-name="T24">equilibrada</text:span><text:span text:style-name="T42">.</text:span></text:p>
      <text:p text:style-name="P13"><text:span text:style-name="T42">Ele, há 2 mil anos, já via uma igreja tomada por </text:span><text:span text:style-name="T36">ideologias</text:span><text:span text:style-name="T24"> seculares</text:span><text:span text:style-name="T42">. E que mistura o mundo e DEUS. </text:span></text:p>
      <text:p text:style-name="P13"><text:span text:style-name="T42">Não se trata de apenas </text:span><text:span text:style-name="T45">de </text:span><text:span text:style-name="T42">largar pecados, mas de um </text:span><text:span text:style-name="T24">estilo de vida</text:span><text:span text:style-name="T42">.</text:span></text:p>
      <text:p text:style-name="P21">Nem é bom mundano, nem bom cristão – Carta 44, 1903 CA v.7 pg. 1075</text:p>
      <text:p text:style-name="P13"><text:soft-page-break/><text:span text:style-name="T42">Os cristãos aqui descrito </text:span><text:span text:style-name="T24">não são frios</text:span><text:span text:style-name="T42"> o suficiente para largar Cristo: </text:span><text:span text:style-name="T46">eles continuam indo à igreja, </text:span><text:span text:style-name="T42">mas também </text:span><text:span text:style-name="T24">não são quentes </text:span><text:span text:style-name="T42">o suficiente para largar o mundo. </text:span></text:p>
      <text:p text:style-name="P21">Ou somos cristãos decididos, de todo o coração, ou nada somos. – Testemunhos Seletos, (Vol. 1, pg, 130/126) [*]</text:p>
      <text:p text:style-name="P4"><text:span text:style-name="T5">Como Deus </text:span><text:span text:style-name="T6">fez conhecida Sua vontade</text:span><text:span text:style-name="T5"> aos cativos hebreus, aos que eram muito separados dos </text:span><text:span text:style-name="T6">costumes e práticas</text:span><text:span text:style-name="T5"> de um mundo que jazia em impiedade, assim o Senhor comunicará luz do Céu a todos os que apreciam um "assim diz o Senhor". A esses Ele expressará o Seu pensar. Os que </text:span><text:span text:style-name="T6">menos</text:span><text:span text:style-name="T5"> estão presos a </text:span><text:span text:style-name="T7">IDEIAS</text:span><text:span text:style-name="T6"> mundanas</text:span><text:span text:style-name="T5">, são os mais </text:span><text:span text:style-name="T7">separados</text:span><text:span text:style-name="T5"> da ostentação, e vaidade, e orgulho e amor da promoção, e que se apresentam como Seu povo </text:span><text:span text:style-name="T6">peculiar</text:span><text:span text:style-name="T5">, zeloso de boas obras - </text:span><text:span text:style-name="T6">a esses </text:span><text:span text:style-name="T7">revelará</text:span><text:span text:style-name="T6"> Ele o </text:span><text:span text:style-name="T7">sentido</text:span><text:span text:style-name="T6"> de Sua palavra</text:span><text:span text:style-name="T5">. (Mente Caráter e Personalidade vol.2, pg560 - Carta 60, 1898).</text:span></text:p>
      <text:p text:style-name="P13">Enquanto tivermos em nós arraigadas <text:span text:style-name="T24">ideias</text:span> e conceitos seculares, como a do <text:span text:style-name="T36">equilíbrio</text:span> espiritual, DEUS não nos revelará o sentido de sua palavra! Isto é muito sério!</text:p>
      <text:p text:style-name="P4"><text:span text:style-name="T5">Por que, como cristãos professos, </text:span><text:span text:style-name="T6">estamos tão </text:span><text:span text:style-name="T7">misturados</text:span><text:span text:style-name="T6"> com o </text:span><text:span text:style-name="T7">mundo</text:span><text:span text:style-name="T5"> a ponto de perdermos de vista a </text:span><text:soft-page-break/><text:span text:style-name="T5">eternidade, a ponto de perdermos de vista a Jesus Cristo, e a ponto de perdermos de vista o Pai? Por que - pergunto-vos - existem tantas famílias destituídas do Espírito de Deus? Por que há tantas famílias que possuem tão pouco da vida e do amor e semelhança de Jesus Cristo? É porque não conhecem a Deus. Se conhecessem a Deus e se, pela fé, O contemplassem em Jesus Cristo, que veio ao nosso mundo para morrer pelo homem, veriam no Filho tanta incomparável formosura que, pelo contemplar seriam </text:span><text:span text:style-name="T6">transformados</text:span><text:span text:style-name="T5"> na mesma imagem. Agora vedes o erro de </text:span><text:span text:style-name="T6">conformar-vos com o mundo</text:span><text:span text:style-name="T5">. (Mente Caráter e Personalidade vol.2, pg560/561 - Manuscrito 12, 1894).</text:span></text:p>
      <text:p text:style-name="P17">CERTO, ERRADO E PECADO</text:p>
      <text:p text:style-name="P13">Qual a diferença entre o certo, errado e o pecado?</text:p>
      <text:p text:style-name="P13">O <text:span text:style-name="T24">certo</text:span> é o que devemos fazer, o <text:span text:style-name="T24">pecado</text:span> é a transgressão da lei.</text:p>
      <text:p text:style-name="P13">E o errado? </text:p>
      <text:p text:style-name="P13">O <text:span text:style-name="T24">ERRADO</text:span> é tudo aquilo que “não ajunta” e, portanto espalha. É tudo aquilo que não nos aproxima de DEUS e, assim, no leva ao inferno.</text:p>
      <text:p text:style-name="P3"><text:span text:style-name="T11">Lucas 11:23</text:span><text:span text:style-name="T14"> Quem não é por mim é contra </text:span><text:soft-page-break/><text:span text:style-name="T14">mim; e quem comigo não ajunta espalha.</text:span></text:p>
      <text:p text:style-name="P13">É Cristo mesmo que diz isso, e não eu. Não há meio termo. Ou <text:span text:style-name="T35">o que</text:span> você <text:span text:style-name="T24">ouve</text:span>, <text:span text:style-name="T24">vê</text:span> e <text:span text:style-name="T24">faz</text:span>, te leva para DEUS, ou te leva para o inferno.</text:p>
      <text:p text:style-name="P13">Muitos se colocam no erro, confiantes de que por não ser pecado, estão seguros: ledo engano!</text:p>
      <text:p text:style-name="P13">O errado é tudo que <text:span text:style-name="T24">não</text:span> te aproxima de DEUS. O <text:span text:style-name="T24">errado não é pecado. </text:span></text:p>
      <text:p text:style-name="P13"><text:span text:style-name="T42">Repito, o </text:span><text:span text:style-name="T24">errado não é pecado</text:span><text:span text:style-name="T42">. Mas,</text:span> por te afastar de DEUS, te leva ao <text:span text:style-name="T36">domínio de Satanás</text:span>.</text:p>
      <text:p text:style-name="P4"><text:span text:style-name="T14">Jamais a linha de separação entre os seguidores de Jesus e os de Satanás deve obliterar-se. Há uma linha </text:span><text:span text:style-name="T15">divisória distinta</text:span><text:span text:style-name="T14">, traçada por Deus mesmo, entre a igreja e o </text:span><text:span text:style-name="T15">mundo</text:span><text:span text:style-name="T14">, entre os que observam Seus mandamentos e os que quebrantam Seus preceitos. </text:span><text:span text:style-name="T15">Não se unem uns aos outros. Divergem uns dos outros como o dia da noite pelos seus gostos, aspirações, propósitos e caráter. </text:span><text:span text:style-name="T14">Cultivando o amor e o temor de Deus, havemos de </text:span><text:span text:style-name="T15">aborrecer</text:span><text:span text:style-name="T14"> até a coisa mais </text:span><text:span text:style-name="T16">INSIGNIFICANTE</text:span><text:span text:style-name="T14"> que tenha </text:span><text:span text:style-name="T15">SINAIS</text:span><text:span text:style-name="T14"> de </text:span><text:span text:style-name="T15">impureza</text:span><text:span text:style-name="T14">.(TS vol.2, pg244)</text:span></text:p>
      <text:p text:style-name="P23">Você tem cultivado o amor e termor de DEUS?</text:p>
      <text:p text:style-name="P13"><text:span text:style-name="T18">O Espirito de Profecia é claro, não se trata de abandonar apenas o pecado, mas de abandonar </text:span><text:soft-page-break/><text:span text:style-name="T17">tudo</text:span><text:span text:style-name="T18">, por mais </text:span><text:span text:style-name="T17">insignificante</text:span><text:span text:style-name="T18"> que seja, que tenha </text:span><text:span text:style-name="T17">SINAIS</text:span><text:span text:style-name="T18"> de impureza, ou seja, não é para abandonar apenas as coisas impuras, mas inclusive aqueles que possuem algum sinal de impureza. </text:span></text:p>
      <text:p text:style-name="P4"><text:span text:style-name="T5">Os adventistas do sétimo dia devem agora </text:span><text:span text:style-name="T6">pôr-se como separados e distintos</text:span><text:span text:style-name="T5">, povo chamado pelo Senhor "Seu próprio". Enquanto isso não fizerem, não pode Ele ser glorificado neles. </text:span><text:span text:style-name="T6">A verdade e o </text:span><text:span text:style-name="T7">erro</text:span><text:span text:style-name="T6"> não podem andar em parceria</text:span><text:span text:style-name="T5">. Coloquemo-nos agora onde Deus disse que devemos estar... (Mente Caráter e Personalidade vol.2, pg559 - Carta 113, 1903).</text:span></text:p>
      <text:p text:style-name="P13"><text:tab/>É pecado:</text:p>
      <text:list text:style-name="WWNum2">
        <text:list-item>
          <text:p text:style-name="P33">Ir ao cinema?</text:p>
        </text:list-item>
        <text:list-item>
          <text:p text:style-name="P25">Assistir filmes?</text:p>
        </text:list-item>
        <text:list-item>
          <text:p text:style-name="P25">Ouvir música secular?</text:p>
        </text:list-item>
        <text:list-item>
          <text:p text:style-name="P25">Comer carne?</text:p>
        </text:list-item>
        <text:list-item>
          <text:p text:style-name="P25">Faltar ao cultos de quarta e domingo?</text:p>
        </text:list-item>
        <text:list-item>
          <text:p text:style-name="P25"><text:span text:style-name="T24">Não</text:span> ler a bíblia diariamente?</text:p>
        </text:list-item>
        <text:list-item>
          <text:p text:style-name="P25">Manter relacionamento em jugo desigual?</text:p>
        </text:list-item>
        <text:list-item>
          <text:p text:style-name="P25">Maquiar-se, usar joias, roupas curtas e justas?</text:p>
        </text:list-item>
      </text:list>
      <text:p text:style-name="P13"><text:span text:style-name="T24">NÃO!</text:span><text:span text:style-name="T42"> Nenhuma destas coisas é pecado.</text:span></text:p>
      <text:p text:style-name="P13"><text:tab/>Mas ao fazê-lo estamos nós fazendo a <text:span text:style-name="T35">nossa</text:span> <text:span text:style-name="T24">vontade</text:span> <text:span text:style-name="T36">ou</text:span> a de DEUS? </text:p>
      <text:p text:style-name="P13"><text:soft-page-break/>Estamos seguindo costumes e <text:span text:style-name="T24">praticas</text:span> <text:span text:style-name="T24">Divinas</text:span> <text:span text:style-name="T36">ou</text:span> Mundanas?</text:p>
      <text:p text:style-name="P13"/>
      <text:p text:style-name="P13"><text:span text:style-name="T32">VIDEO</text:span><text:span text:style-name="T24"> APELO DE TED WILSON </text:span></text:p>
      <text:p text:style-name="P3"><text:span text:style-name="T11">Provérbios 22:28</text:span><text:span text:style-name="T12"> [AA]</text:span><text:span text:style-name="T2"> Não removas os </text:span><text:span text:style-name="T1">limites antigos</text:span><text:span text:style-name="T2"> que teus pais fixaram.</text:span></text:p>
      <text:p text:style-name="P16"/>
      <text:p text:style-name="P12"><text:span text:style-name="T23">Capítulo 10 - Uma Severa Repreensão,<text:line-break/></text:span><text:span text:style-name="T22">Patriarcas e Profetas</text:span><text:span text:style-name="T23"> </text:span></text:p>
      <text:p text:style-name="P12"><text:span text:style-name="T23">Capítulo 21 - A Causa da Degradação Atual<text:line-break/></text:span><text:span text:style-name="T22">O Grande Conflito</text:span></text:p>
      <text:p text:style-name="P17"/>
      <text:p text:style-name="P17">PAULO PRESO</text:p>
      <text:p text:style-name="P39">Paulo foi preso e teve que apresentar sua defesa ao rei Agripa.</text:p>
      <text:p text:style-name="P39">Ele testemunhou e, após <text:span text:style-name="T58">isso</text:span>, fez o apelo que pode ser lido:</text:p>
      <text:p text:style-name="P3"><text:span text:style-name="T11">Atos 26:27-28</text:span><text:span text:style-name="T2"> Acreditas, ó rei Agripa, nos profetas? Bem sei que acreditas. </text:span><text:span text:style-name="T10">28</text:span><text:span text:style-name="T2"> Então, Agripa se dirigiu a Paulo e disse: </text:span><text:span text:style-name="T1">Por </text:span><text:span text:style-name="T3">pouco</text:span><text:span text:style-name="T1"> me persuades a me fazer cristão</text:span><text:span text:style-name="T2">. </text:span></text:p>
      <text:p text:style-name="P39">Por pouco Agripa, um rei romano, não se tornou cristão, por muito pouco!</text:p>
      <text:p text:style-name="P35"><text:soft-page-break/>Você já jogou na Mega-Sena de Virada?<text:line-break/>Mas beto sim!</text:p>
      <text:p text:style-name="P36">Olha o que ele diz:</text:p>
      <text:p text:style-name="P13"><text:span text:style-name="T47">(http://</text:span><text:span text:style-name="T48">ultimosegundo.</text:span><text:span text:style-name="T47">ig.com.br/loterias/quase+milionarios+a+emocao+de+quem+acertou+a+quina+na+megasena/n1238189607852.html)</text:span></text:p>
      <text:p text:style-name="P22">No quinto [número] certo eu já não respirava mais, comecei a gritar: ‘ganhei’. Mas coloquei o último número 59 e saiu o 2”. Os números sorteados foram 02, 10, 34, 37, 43 e 50.</text:p>
      <text:p text:style-name="P41">Beto não acompanhou o sorteio da Mega-Sena de Virada do ano 2010. Três dias depois, enquanto se preparava para viajar aos Estados Unidos com a família, resolveu conferir os números.</text:p>
      <text:p text:style-name="P14"><text:span text:style-name="T42">Que legal não? Beto quase ganhou R$ </text:span><text:span text:style-name="T24">194 milhões</text:span><text:span text:style-name="T42">. Você não acha maravilhoso quase ganhar R$ 194 milhões?</text:span></text:p>
      <text:p text:style-name="P41">Não certo!? Porque quase ganhar R$ 194 milhões, é continuar pobre.</text:p>
      <text:p text:style-name="P15"><text:span text:style-name="T42">Irmão. “</text:span><text:span text:style-name="T24">Quase” é a palavra mais triste do universo,</text:span><text:span text:style-name="T42"> pois revela tudo que poderia ser, mas não é.</text:span></text:p>
      <text:list text:style-name="WWNum3">
        <text:list-item>
          <text:p text:style-name="P42">Quase vivo, é 100% morto;</text:p>
        </text:list-item>
        <text:list-item>
          <text:p text:style-name="P26"><text:span text:style-name="T42">Quase livre, é 100% escravo;</text:span></text:p>
        </text:list-item>
        <text:list-item>
          <text:p text:style-name="P44">Quase empregado, é 100% desempregado;</text:p>
        </text:list-item>
        <text:list-item>
          <text:p text:style-name="P44"><text:soft-page-break/>Quase Cristão, é 100% pagão;</text:p>
        </text:list-item>
        <text:list-item>
          <text:p text:style-name="P44">Quase salvo, é 100% perdido;</text:p>
        </text:list-item>
        <text:list-item>
          <text:p text:style-name="P44">99,9% salvo, ainda é 100% perdido!</text:p>
        </text:list-item>
      </text:list>
      <text:p text:style-name="P39">Com JESUS é assim, 8 ou 80. Se você não é 100% dele, se você não largou 100% o mundo, então é 100% do mundo.</text:p>
      <text:p text:style-name="P39">Não adianta ser 99,9% de JESUS, e ter alguma coisa, pequenina, uma música, um filme ou um vício! Não importa quão pequeno é!</text:p>
      <text:list text:style-name="WWNum4">
        <text:list-item>
          <text:p text:style-name="P43">Judas perdeu a salvação, por causa de 30 moedinhas de prata;</text:p>
        </text:list-item>
      </text:list>
      <text:p text:style-name="P24">VOCÊ ESTÁ SENDO TRANSFORMADOS?<text:line-break/>ESTÁ COLOCANDO A SUA VONTADE OU A DE DEUS EM PRIMEIRO LUGAR?</text:p>
      <text:p text:style-name="P39">Há quanto tempo você está na igreja, 5, 10, 30, 50 anos? </text:p>
      <text:p text:style-name="P39">Ainda não reformou a saúde? Não abandou velhos hábitos, conversas inapropriadas ou amizades inadequadas? Ainda tem aquele vício, ou um pecado escondido?</text:p>
      <text:p text:style-name="P13"><text:span text:style-name="T42">Eu não sei qual a sua dificuldade, o que te prende no mundo e o tem impedido de </text:span><text:span text:style-name="T24">se entregar</text:span><text:span text:style-name="T42"> sem reservas a DEUS e deixar de viver esta vida dupla de mornidão; se as músicas, se filmes, se as séries, a conta bancária, ou aqueles sites que você acessa quando ninguém esta vendo.</text:span></text:p>
      <text:p text:style-name="P39">Pode ser ainda uma carreira ou status social, ou <text:soft-page-break/>aquela reforma de saúde que você tem a muito tempo adiado. Grandes ou pequenas coisas.</text:p>
      <text:p text:style-name="P3"><text:span text:style-name="T11">I Pedro 1:14-16</text:span><text:span text:style-name="T2"> Como filhos da obediência, não vos amoldeis às paixões que tínheis anteriormente na vossa </text:span><text:span text:style-name="T1">ignorância</text:span><text:span text:style-name="T2">; </text:span><text:span text:style-name="T9">15</text:span><text:span text:style-name="T2"> pelo contrário, segundo é santo aquele que vos chamou, tornai-vos santos também vós mesmos em todo o vosso procedimento, </text:span><text:span text:style-name="T9">16</text:span><text:span text:style-name="T2"> porque escrito está: Sede </text:span><text:span text:style-name="T1">santos</text:span><text:span text:style-name="T2">, porque eu sou santo.</text:span></text:p>
      <text:p text:style-name="P39">Jesus adverte:</text:p>
      <text:p text:style-name="P3"><text:span text:style-name="T11">Lucas 21:34-36</text:span><text:span text:style-name="T2"> Acautelai-vos por vós mesmos, para que nunca vos suceda que o vosso coração fique sobrecarregado com as consequências da orgia, da embriaguez e das preocupações deste mundo, e para que aquele dia não venha sobre vós repentinamente, como um laço. </text:span><text:span text:style-name="T9">35</text:span><text:span text:style-name="T2"> Pois há de sobrevir a todos os que vivem sobre a face de toda a terra. </text:span><text:span text:style-name="T9">36</text:span><text:span text:style-name="T2"> Vigiai, pois, a todo tempo, orando, para que possais escapar de todas estas coisas que têm de suceder e estar em pé na presença do Filho do Homem..</text:span></text:p>
      <text:p text:style-name="P39">Não importa o quão grande ou pequeno e banal é, o que quer seja que tem te feito ficar em Babilônia, cabe a você decidir.</text:p>
      <text:p text:style-name="P3"><text:span text:style-name="T11">Salmos 25:14 </text:span><text:span text:style-name="T2">O segredo do Senhor é para os que O temem; e Ele lhes fará saber o Seu concerto.</text:span></text:p>
      <text:p text:style-name="P4"><text:soft-page-break/><text:span text:style-name="T5">Os que </text:span><text:span text:style-name="T6">se desviam</text:span><text:span text:style-name="T5"> da luz que Deus lhes deu, ou </text:span><text:span text:style-name="T6">negligenciam</text:span><text:span text:style-name="T5"> buscá-la quando está a seu alcance, s</text:span><text:span text:style-name="T6">ão deixados em trevas</text:span><text:span text:style-name="T5">. Declara, porém, o Salvador: “Aquele que Me segue, não andará em trevas, mas terá a luz da vida.” João 8:12. Quem quer que esteja, com singeleza de propósito, procurando fazer a vontade de Deus, </text:span><text:span text:style-name="T6">atendendo fervorosamente à luz já dada</text:span><text:span text:style-name="T5">, receberá maior luz; será enviada àquela alma alguma estrela de fulgor celestial para </text:span><text:span text:style-name="T6">guiá-la em toda a verdade</text:span><text:span text:style-name="T5">. (O Grande Conflito, pg. 272) </text:span></text:p>
      <text:p text:style-name="P4"><text:span text:style-name="T5">A menos que a igreja siga o caminho que lhe abre a Providência, </text:span><text:span text:style-name="T6">aceitando</text:span><text:span text:style-name="T5"> todo raio de luz, </text:span><text:span text:style-name="T6">cumprindo</text:span><text:span text:style-name="T5"> todo </text:span><text:span text:style-name="T6">dever</text:span><text:span text:style-name="T5"> que lhe seja revelado, a religião fatalmente </text:span><text:span text:style-name="T6">degenerará</text:span><text:span text:style-name="T5"> em formalismo, e desaparecerá o espírito da piedade vital. Esta verdade tem sido repetidas vezes ilustrada na história da igreja. Deus requer de Seu povo o</text:span><text:span text:style-name="T6">bras de fé e obediência</text:span><text:span text:style-name="T5"> correspondentes às bênçãos e privilégios conferidos. A </text:span><text:span text:style-name="T6">obediência exige </text:span><text:span text:style-name="T7">sacrifício</text:span><text:span text:style-name="T5"> e implica uma cruz; e este é o motivo por que tantos dentre os professos seguidores de Cristo se </text:span><text:span text:style-name="T6">recusam a receber a luz do Céu</text:span><text:span text:style-name="T5"> e, como aconteceu com os judeus de outrora, não conhecem o tempo de Sua visitação. (O Grande Conflito, pg. 275-276)</text:span></text:p>
      <text:p text:style-name="P39"><text:soft-page-break/>A respeito das murmurações dos hebreus contra Moisés diz-se:</text:p>
      <text:p text:style-name="P4"><text:span text:style-name="T5">Os hebreus não estavam dispostos a sujeitar-se às </text:span><text:span text:style-name="T6">determinações</text:span><text:span text:style-name="T5"> e </text:span><text:span text:style-name="T7">restrições</text:span><text:span text:style-name="T5"> do Senhor. Inquietavam-se com sofrerem restrições, e </text:span><text:span text:style-name="T6">não</text:span><text:span text:style-name="T5"> se dispunham </text:span><text:span text:style-name="T6">a ser reprovados</text:span><text:span text:style-name="T5">. Tal era o segredo de sua murmuração contra Moisés. [...] Durante </text:span><text:span text:style-name="T7">TODA</text:span><text:span text:style-name="T5"> a história da igreja, os servos de Deus têm tido o mesmo espírito a defrontar. Por uma </text:span><text:span text:style-name="T6">condescendência</text:span><text:span text:style-name="T5"> pecaminosa é que os homens dão a Satanás acesso à sua mente, e vão de um grau de impiedade a outro. A </text:span><text:span text:style-name="T6">rejeição da luz</text:span><text:span text:style-name="T5"> lhes entenebrece a mente e endurece o coração, de modo que lhes é mais fácil dar o passo imediato no pecado, e rejeitar luz ainda mais clara, até que afinal seus </text:span><text:span text:style-name="T7">hábitos</text:span><text:span text:style-name="T5"> de fazerem mal se tornam fixos. </text:span><text:span text:style-name="T6">O pecado deixa de lhes parecer pecaminoso</text:span><text:span text:style-name="T5">. […] Indispostos a suportar a dor e o sacrifício necessários à sua correção, </text:span><text:span text:style-name="T6">voltam-se contra o servo do Senhor</text:span><text:span text:style-name="T5"> e denunciam-lhe as reprovações como inoportunas e severas. Semelhantes a Coré, declaram que o povo não estar em falta; é aquele que reprova que ocasiona toda a dificuldade. (Patriarcas e Profetas, pg 293/363)</text:span></text:p>
      <text:p text:style-name="P39"><text:soft-page-break/>Quantos sermões mais você terá que assistir, e até quando conseguirá ouvir a voz do Espírito Santo antes que ela se cale?</text:p>
      <text:p text:style-name="P4"><text:span text:style-name="T5">Quando Jesus deixar de interceder pelo homem, os casos de todos estarão decididos para sempre. Este é um tempo de ajuste de contas com Seus servos. Para aqueles que negligenciaram a preparação em pureza e santidade, que os habilitaria a darem boas-vindas a seu Senhor, o sol se porá em tristeza e escuridão e nunca mais se levantará. Termina o tempo da graça; as intercessões de Cristo cessam no Céu. Esse tempo finalmente virá de repente sobre todos, e os que não purificarem a mente pela obediência à verdade, serão encontrados dormindo. Eles ficaram cansados de esperar e vigiar; […] e pensaram que não havia necessidade de contínua e perseverante vigilância. [...] </text:span><text:span text:style-name="T6">Concluíram que havia tempo suficiente para </text:span><text:span text:style-name="T7">despertar</text:span><text:span text:style-name="T5">. Queriam estar certos de não perder a oportunidade de assegurar um tesouro na Terra. Se pudessem, assegurariam tudo o que o mundo oferecesse. [...] Tornaram-se indiferentes e descuidados, como se Sua vinda estivesse distante. Mas, enquanto seu interesse estava concentrado em ganhos mundanos, encerrou-se a obra no </text:span><text:soft-page-break/><text:span text:style-name="T5">santuário celestial e eles não se achavam preparados. […] Aqueles que não forem achados </text:span><text:span text:style-name="T6">esperando e vigiando</text:span><text:span text:style-name="T5"> serão afinal surpreendidos em sua </text:span><text:span text:style-name="T6">infidelidade</text:span><text:span text:style-name="T5">. Jesus vem, e em lugar de estarem prontos para abrir-Lhe a porta, fecham-na em </text:span><text:span text:style-name="T6">mundana</text:span><text:span text:style-name="T5"> inatividade e finalmente </text:span><text:span text:style-name="T6">se perdem</text:span><text:span text:style-name="T5">. (Testemunhos para a Igreja, Vol II, 191 e 192)</text:span></text:p>
      <text:p text:style-name="P13"><text:span text:style-name="T32">VÍDEO</text:span><text:span text:style-name="T24"> – GERAÇÃO FRACA</text:span></text:p>
      <text:p text:style-name="P13">Sabe o que me entristece? É que eu e você temos a luz, toda a luz! E acho que posso falar pela maioria aqui, eu e você não a seguimos e nem a pregamos. E hoje, ouvimos da boca de um de fora, aquilo que nós deveríamos ensinar, que nós deveríamos pregar do púlpito e testemunhar com nossa vida.</text:p>
      <text:p text:style-name="P13">E as pedras falarão.</text:p>
      <text:p text:style-name="P4"><text:span text:style-name="T6">Cada dia</text:span><text:span text:style-name="T5"> o tempo de </text:span><text:span text:style-name="T6">graça</text:span><text:span text:style-name="T5"> de alguém se </text:span><text:span text:style-name="T6">encerra</text:span><text:span text:style-name="T5">. Cada hora alguns </text:span><text:span text:style-name="T6">passam</text:span><text:span text:style-name="T5"> para </text:span><text:span text:style-name="T6">além do alcance da misericórdia</text:span><text:span text:style-name="T5">. (Patriarcas e Profetas, pg 92/111)</text:span></text:p>
      <text:p text:style-name="P13">O fechamento da porta da graça não está no futuro, mas é algo que ocorre hoje, agora! Hoje, a porta da graça pode se fechar para você, agora, pode ser!</text:p>
      <text:p text:style-name="P4"><text:span text:style-name="T5">É a </text:span><text:span text:style-name="T6">incredulidade</text:span><text:span text:style-name="T5">, o </text:span><text:span text:style-name="T7">mundanismo</text:span><text:span text:style-name="T5">, a f</text:span><text:span text:style-name="T6">alta de consagração</text:span><text:span text:style-name="T5"> e a contenda entre </text:span><text:soft-page-break/><text:span text:style-name="T5">o professo povo de Deus que nos têm detido neste mundo de pecado e dor por tantos anos. (Manuscrito 4, 1883 - Mensagens Escolhidas 1, pg. 69)</text:span></text:p>
      <text:p text:style-name="P4"><text:span text:style-name="T5">Aquele que deliberadamente abafa as </text:span><text:span text:style-name="T6">convicções do dever</text:span><text:span text:style-name="T5">, pelo fato de se achar este em </text:span><text:span text:style-name="T6">conflito</text:span><text:span text:style-name="T5"> com as </text:span><text:span text:style-name="T6">tendências pessoais</text:span><text:span text:style-name="T5"> [vontade], perderá finalmente a faculdade de discernir a verdade do erro. [...] e </text:span><text:span text:style-name="T6">a alma se separa de Deus</text:span><text:span text:style-name="T5">. Onde a mensagem da verdade divina é </text:span><text:span text:style-name="T6">desdenhada</text:span><text:span text:style-name="T5"> e tratada </text:span><text:span text:style-name="T6">levianamente</text:span><text:span text:style-name="T5">, ali a </text:span><text:span text:style-name="T6">igreja se envolve em trevas</text:span><text:span text:style-name="T5">; (O Grande Conflito, pg. 379/331) [*]</text:span></text:p>
      <text:p text:style-name="P21">Todos serão examinados e julgados de acordo com a luz que tiveram. [...] Se, depois que o Espírito Santo trouxe convicção aos seus corações, resistirem à verdade [...] eles nunca se convencerão. Não buscaram a transformação do caráter no tempo de graça que lhes foi concedido, e Cristo não lhes dará a oportunidade de passarem outra vez pela mesma situação. A decisão é definitiva. (Carta 25, 1900 - Eventos Finais pg. 175/238)</text:p>
      <text:p text:style-name="P21">Enquanto o homem de negócios está absorto em busca de lucros, enquanto o amante dos prazeres procura satisfazer <text:soft-page-break/>aos mesmos, enquanto a escrava da moda está a arranjar os seus adornos — pode ser que naquela hora o Juiz de toda a Terra pronuncie a sentença: “Pesado foste na balança, e foste achado em falta.” (O Grande Conflito, pg 428/491)</text:p>
      <text:p text:style-name="P47"><text:span text:style-name="T32">VÍDEO</text:span>: <text:s/>pastor George Vandeman disse uma vez:</text:p>
      <text:p text:style-name="P4"><text:span text:style-name="T5">As últimas </text:span><text:span text:style-name="T6">páginas da história</text:span><text:span text:style-name="T5"> vão virar mais rápido do que nossos olhos poderão focalizar. Nesse meio tempo, o inimigo fará o máximo para desviar a nossa atenção da única coisa que importa: preparar-nos para encontrar o Senhor! (George Vandeman)</text:span></text:p>
      <text:p text:style-name="P4"><text:span text:style-name="T5">Há o perigo de que nosso senso de realidade, ao olhar para a </text:span><text:span text:style-name="T6">vinda de Jesus,</text:span><text:span text:style-name="T5"> esteja tão afetado que esse acontecimento se torne apenas mais uma ficção. Enquanto estamos sonhando, construindo nossos castelos e vivendo fantasias, o real pode estar confuso e perdido no irreal. O Salvador pode irromper pelos céus e nos encontrar distraídos com o nosso faz de conta, inebriados pelo filme da noite passada, e despreparados para o encontro com o Jesus de verdade. (George Vandeman)</text:span></text:p>
      <text:p text:style-name="P4"><text:span text:style-name="T5">As forças do mal estão-se arregimentando e consolidando-se. Elas se estão </text:span><text:soft-page-break/><text:span text:style-name="T5">robustecendo para a última grande crise. Grandes mudanças estão prestes a operar-se no mundo, e os </text:span><text:span text:style-name="T6">acontecimentos finais serão rápidos</text:span><text:span text:style-name="T5">. (Eventos Finais, pg. 134)</text:span></text:p>
      <text:p text:style-name="P3"><text:span text:style-name="T13">NVI</text:span><text:span text:style-name="T11"> Ezequiel 33:31</text:span><text:span text:style-name="T2"> O meu povo vem a Você [Senhor], como costuma fazer, e se assenta para ouvir as Suas palavras,</text:span><text:span text:style-name="T1"> mas não as põe em prática</text:span><text:span text:style-name="T2">.</text:span></text:p>
      <text:p text:style-name="P21">Se as igrejas esperam ter poder, terão de pôr em prática a verdade que Deus lhes deu. (Testemunhos para a Igreja, Vol. 6, pg. 339/371) [*]</text:p>
      <text:p text:style-name="P29"><text:span text:style-name="T59">NVI</text:span><text:span text:style-name="T60"> </text:span><text:span text:style-name="T62">Hebreus 12:14</text:span><text:span text:style-name="T63"> <text:s/>Segui a paz com todos, e a </text:span><text:span text:style-name="T65">santificação</text:span><text:span text:style-name="T63">, sem a qual ninguém verá o Senhor;</text:span></text:p>
      <text:p text:style-name="P49"><text:span text:style-name="T64">Ninguém que não esteja santificado será salvo! Isso é muito sério!</text:span></text:p>
      <text:p text:style-name="P3"><text:span text:style-name="T11">Isaías 55:6</text:span><text:span text:style-name="T2"> Buscai o SENHOR enquanto se pode achar, invocai-o enquanto está perto.</text:span></text:p>
      <text:p text:style-name="P3"><text:span text:style-name="T11">Hebreus 3:7-8</text:span><text:span text:style-name="T2"> ...Hoje, se ouvirdes a sua voz, </text:span><text:span text:style-name="T9">8</text:span><text:span text:style-name="T2">não endureçais o vosso coração…</text:span></text:p>
      <text:p text:style-name="P13"><text:span text:style-name="T42">Não deixe para amanhã a decisão mais importante de sua vida. </text:span><text:span text:style-name="T24">Não se apegue a este mundo.</text:span><text:span text:style-name="T42"> Não deixe a verdade adormecer em sua mente.</text:span></text:p>
      <text:p text:style-name="P13"><text:soft-page-break/><text:span text:style-name="T24">Não</text:span><text:span text:style-name="T42"> permita que a história do cativeiro de israel, seja a </text:span><text:span text:style-name="T24">sua história no cativeiro do mundo</text:span><text:span text:style-name="T42">. Este não é e não deve ser o seu verdadeiro lar!</text:span></text:p>
      <text:p text:style-name="P48"><text:span text:style-name="T42">Não permita que o texto mais trista da bíblia se torne real na sua vida:</text:span></text:p>
      <text:p text:style-name="P29"><text:span text:style-name="T59">NVI</text:span><text:span text:style-name="T60"> </text:span><text:span text:style-name="T61">Jeremias 8:20</text:span><text:span text:style-name="T64"> ²⁰ Passou a sega, findou o verão, e nós não estamos salvos.</text:span></text:p>
      <text:p text:style-name="P13"><text:span text:style-name="T24">MENSAGEM </text:span><text:span text:style-name="T32">MUSICAL</text:span></text:p>
      <text:p text:style-name="P18"/>
      <text:p text:style-name="P13"><text:span text:style-name="T24">ORAÇÃO:</text:span></text:p>
      <text:p text:style-name="P21">Senhor, toma meu coração; pois não o posso dar. É Tua propriedade. Conserva-o puro; pois não posso conservá-lo para Ti. Salva-me a despeito de mim mesmo, tão fraco e tão dessemelhante de Cristo. Molda-me, forma-me e eleva-me a uma atmosfera pura e santa, onde a rica corrente de Teu amor possa fluir por minha alma. [Em nome de Jesus. Amem!] (Parábolas de Jesus, pg. 159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2pt" fo:language="pt" fo:country="BR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cm" style:contextual-spacing="false" fo:line-height="100%" fo:text-align="justify" style:justify-single-word="false" fo:orphans="0" fo:widows="0">
        <style:tab-stops>
          <style:tab-stop style:position="0.582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423cm" fo:margin-bottom="0.212cm" style:contextual-spacing="false" fo:line-height="100%" fo:text-indent="-0.762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016cm" fo:margin-right="0cm" fo:margin-top="0.353cm" fo:margin-bottom="0.212cm" style:contextual-spacing="false" fo:line-height="100%" fo:text-indent="-1.016cm" style:auto-text-indent="false" fo:keep-with-next="always"/>
      <style:text-properties style:font-name="Liberation Sans" fo:font-family="'Liberation Sans'" style:font-family-generic="roman" style:font-pitch="variable" fo:font-size="16pt" fo:font-weight="bold" style:font-name-asian="Liberation Sans2" style:font-family-asian="'Liberation Sans'" style:font-family-generic-asian="system" style:font-pitch-asian="variable" style:font-size-asian="16pt" style:font-weight-asian="bold" style:font-name-complex="Liberation Sans2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margin-top="0.247cm" fo:margin-bottom="0.212cm" style:contextual-spacing="false" fo:line-height="100%" fo:text-indent="-1.27cm" style:auto-text-indent="false" fo:keep-with-next="always"/>
      <style:text-properties style:font-name="Liberation Sans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212cm" fo:margin-bottom="0.212cm" style:contextual-spacing="false" fo:line-height="100%" fo:text-indent="-1.524cm" style:auto-text-indent="false" fo:keep-with-next="always"/>
      <style:text-properties style:font-name="Liberation Sans" fo:font-family="'Liberation Sans'" style:font-family-generic="roman" style:font-pitch="variable" fo:font-size="13.5pt" fo:font-style="italic" fo:font-weight="bold" style:font-name-asian="Liberation Sans2" style:font-family-asian="'Liberation Sans'" style:font-family-generic-asian="system" style:font-pitch-asian="variable" style:font-size-asian="13.5pt" style:font-style-asian="italic" style:font-weight-asian="bold" style:font-name-complex="Liberation Sans2" style:font-family-complex="'Liberation Sans'" style:font-family-generic-complex="system" style:font-pitch-complex="variable" style:font-size-complex="13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212cm" fo:margin-bottom="0.106cm" style:contextual-spacing="false" fo:line-height="100%" fo:text-indent="-1.778cm" style:auto-text-indent="false" fo:keep-with-next="always"/>
      <style:text-properties style:font-name="Liberation Sans" fo:font-family="'Liberation Sans'" style:font-family-generic="roman" style:font-pitch="variable" fo:font-size="12pt" fo:font-weight="bold" style:font-name-asian="Liberation Sans2" style:font-family-asian="'Liberation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106cm" fo:margin-bottom="0.106cm" style:contextual-spacing="false" fo:line-height="100%" fo:text-indent="-2.032cm" style:auto-text-indent="false" fo:keep-with-next="always"/>
      <style:text-properties style:font-name="Liberation Sans" fo:font-family="'Liberation Sans'" style:font-family-generic="roman" style:font-pitch="variable" fo:font-size="12pt" fo:font-style="italic" fo:font-weight="bold" style:font-name-asian="Liberation Sans2" style:font-family-asian="'Liberation Sans'" style:font-family-generic-asian="system" style:font-pitch-asian="variable" style:font-size-asian="12pt" style:font-style-asian="italic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18pt" style:font-name-asian="Liberation Sans2" style:font-family-asian="'Liberation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9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2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6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9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3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6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9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2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6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9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3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6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2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36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002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637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272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907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542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177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812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44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9.502cm" fo:margin-left="-0.097cm" fo:margin-top="0cm" fo:margin-bottom="0cm" fo:break-before="auto" fo:break-after="auto" table:align="left"/>
    </style:style>
    <style:style style:name="Table1.A" style:family="table-column">
      <style:table-column-properties style:column-width="4.75cm"/>
    </style:style>
    <style:style style:name="Table1.B" style:family="table-column">
      <style:table-column-properties style:column-width="4.7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2pt solid #666666" fo:border-bottom="2pt solid #666666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MP2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MP3" style:family="paragraph" style:parent-style-name="Standard">
      <style:paragraph-properties fo:margin-left="0cm" fo:margin-right="0cm" fo:margin-top="0.3cm" fo:margin-bottom="0cm" style:contextual-spacing="false" fo:line-height="100%" fo:text-align="end" style:justify-single-word="false" fo:keep-together="auto" fo:orphans="0" fo:widows="0" fo:text-indent="0cm" style:auto-text-indent="false" fo:padding="0cm" fo:border="none" fo:keep-with-next="auto">
        <style:tab-stops>
          <style:tab-stop style:position="0.582cm"/>
        </style:tab-stops>
      </style:paragraph-properties>
    </style:style>
    <style:style style:name="MP4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6.399cm" style:type="center"/>
          <style:tab-stop style:position="12.8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2pt" fo:font-style="normal" style:text-underline-style="none" fo:font-weight="normal" style:font-name-asian="Arial1" style:font-size-asian="2pt" style:font-style-asian="normal" style:font-weight-asian="normal" style:font-name-complex="Arial1" style:font-size-complex="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page-layout style:name="Mpm1">
      <style:page-layout-properties fo:page-width="10.5cm" fo:page-height="18.671cm" style:num-format="1" style:print-orientation="portrait" fo:margin-top="0.499cm" fo:margin-bottom="0.499cm" fo:margin-left="0.499cm" fo:margin-right="0.499cm" style:writing-mode="lr-tb" style:layout-grid-color="#c0c0c0" style:layout-grid-lines="156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32cm" fo:margin-left="0cm" fo:margin-right="0cm" fo:margin-bottom="1.9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Quase Salvo</text:p>
            </table:table-cell>
            <table:table-cell table:style-name="Table1.A1" office:value-type="string">
              <text:p text:style-name="MP3"><text:page-number text:select-page="current">31</text:page-number><text:span text:style-name="MT1">/</text:span><text:page-count>34</text:page-count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3-12-23T21:00:57.052000000</dc:date>
    <meta:editing-duration>PT3H23M55S</meta:editing-duration>
    <meta:editing-cycles>30</meta:editing-cycles>
    <meta:document-statistic meta:table-count="1" meta:image-count="0" meta:object-count="0" meta:page-count="34" meta:paragraph-count="238" meta:word-count="6022" meta:character-count="34034" meta:non-whitespace-character-count="28229"/>
  </office:meta>
</office:document-meta>
</file>